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6.16mm"/>
    </style:style>
    <style:style style:name="co16" style:family="table-column">
      <style:table-column-properties fo:break-before="auto" style:column-width="11.48mm"/>
    </style:style>
    <style:style style:name="co17" style:family="table-column">
      <style:table-column-properties fo:break-before="auto" style:column-width="30.23mm"/>
    </style:style>
    <style:style style:name="co18" style:family="table-column">
      <style:table-column-properties fo:break-before="auto" style:column-width="49mm"/>
    </style:style>
    <style:style style:name="co19" style:family="table-column">
      <style:table-column-properties fo:break-before="auto" style:column-width="79.8mm"/>
    </style:style>
    <style:style style:name="co20" style:family="table-column">
      <style:table-column-properties fo:break-before="auto" style:column-width="106.03mm"/>
    </style:style>
    <style:style style:name="co21" style:family="table-column">
      <style:table-column-properties fo:break-before="auto" style:column-width="39.19mm"/>
    </style:style>
    <style:style style:name="co22" style:family="table-column">
      <style:table-column-properties fo:break-before="auto" style:column-width="42mm"/>
    </style:style>
    <style:style style:name="co23" style:family="table-column">
      <style:table-column-properties fo:break-before="auto" style:column-width="17.16mm"/>
    </style:style>
    <style:style style:name="co10" style:family="table-column">
      <style:table-column-properties fo:break-before="auto" style:column-width="17.07mm"/>
    </style:style>
    <style:style style:name="co11" style:family="table-column">
      <style:table-column-properties fo:break-before="auto" style:column-width="53.2mm"/>
    </style:style>
    <style:style style:name="co12" style:family="table-column">
      <style:table-column-properties fo:break-before="auto" style:column-width="53.48mm"/>
    </style:style>
    <style:style style:name="co13" style:family="table-column">
      <style:table-column-properties fo:break-before="auto" style:column-width="57.01mm"/>
    </style:style>
    <style:style style:name="co14" style:family="table-column">
      <style:table-column-properties fo:break-before="auto" style:column-width="10.6mm"/>
    </style:style>
    <style:style style:name="co24" style:family="table-column">
      <style:table-column-properties fo:break-before="auto" style:column-width="22.14mm"/>
    </style:style>
    <style:style style:name="co25" style:family="table-column">
      <style:table-column-properties fo:break-before="auto" style:column-width="5.31mm"/>
    </style:style>
    <style:style style:name="co26" style:family="table-column">
      <style:table-column-properties fo:break-before="auto" style:column-width="109.48mm"/>
    </style:style>
    <style:style style:name="co27" style:family="table-column">
      <style:table-column-properties fo:break-before="auto" style:column-width="60.18mm"/>
    </style:style>
    <style:style style:name="co28" style:family="table-column">
      <style:table-column-properties fo:break-before="auto" style:column-width="27.45mm"/>
    </style:style>
    <style:style style:name="co29" style:family="table-column">
      <style:table-column-properties fo:break-before="auto" style:column-width="20.43mm"/>
    </style:style>
    <style:style style:name="co30" style:family="table-column">
      <style:table-column-properties fo:break-before="auto" style:column-width="12.05mm"/>
    </style:style>
    <style:style style:name="co31" style:family="table-column">
      <style:table-column-properties fo:break-before="auto" style:column-width="5.04mm"/>
    </style:style>
    <style:style style:name="co32" style:family="table-column">
      <style:table-column-properties fo:break-before="auto" style:column-width="20.16mm"/>
    </style:style>
    <style:style style:name="ro12" style:family="table-row">
      <style:table-row-properties style:row-height="5.29mm" fo:break-before="auto" style:use-optimal-row-height="true"/>
    </style:style>
    <style:style style:name="ro13" style:family="table-row">
      <style:table-row-properties style:row-height="7.94mm" fo:break-before="auto" style:use-optimal-row-height="false"/>
    </style:style>
    <style:style style:name="ro14" style:family="table-row">
      <style:table-row-properties style:row-height="26.46mm" fo:break-before="auto" style:use-optimal-row-height="false"/>
    </style:style>
    <style:style style:name="ro15" style:family="table-row">
      <style:table-row-properties style:row-height="37.84mm" fo:break-before="auto" style:use-optimal-row-height="false"/>
    </style:style>
    <style:style style:name="ro16" style:family="table-row">
      <style:table-row-properties style:row-height="21.96mm" fo:break-before="auto" style:use-optimal-row-height="false"/>
    </style:style>
    <style:style style:name="ro17" style:family="table-row">
      <style:table-row-properties style:row-height="32.81mm" fo:break-before="auto" style:use-optimal-row-height="false"/>
    </style:style>
    <style:style style:name="ro3" style:family="table-row">
      <style:table-row-properties style:row-height="28.84mm" fo:break-before="auto" style:use-optimal-row-height="false"/>
    </style:style>
    <style:style style:name="ro18" style:family="table-row">
      <style:table-row-properties style:row-height="19.31mm" fo:break-before="auto" style:use-optimal-row-height="false"/>
    </style:style>
    <style:style style:name="ro19" style:family="table-row">
      <style:table-row-properties style:row-height="52.12mm" fo:break-before="auto" style:use-optimal-row-height="false"/>
    </style:style>
    <style:style style:name="ro20" style:family="table-row">
      <style:table-row-properties style:row-height="23.62mm" fo:break-before="auto" style:use-optimal-row-height="false"/>
    </style:style>
    <style:style style:name="ro21" style:family="table-row">
      <style:table-row-properties style:row-height="22.67mm" fo:break-before="auto" style:use-optimal-row-height="false"/>
    </style:style>
    <style:style style:name="ro22" style:family="table-row">
      <style:table-row-properties style:row-height="92.85mm" fo:break-before="auto" style:use-optimal-row-height="false"/>
    </style:style>
    <style:style style:name="ro23" style:family="table-row">
      <style:table-row-properties style:row-height="15.82mm" fo:break-before="auto" style:use-optimal-row-height="false"/>
    </style:style>
    <style:style style:name="ro24" style:family="table-row">
      <style:table-row-properties style:row-height="11.32mm" fo:break-before="auto" style:use-optimal-row-height="false"/>
    </style:style>
    <style:style style:name="ro25" style:family="table-row">
      <style:table-row-properties style:row-height="19.6mm" fo:break-before="auto" style:use-optimal-row-height="false"/>
    </style:style>
    <style:style style:name="ro1" style:family="table-row">
      <style:table-row-properties style:row-height="4.87mm" fo:break-before="auto" style:use-optimal-row-height="true"/>
    </style:style>
    <style:style style:name="ro27" style:family="table-row">
      <style:table-row-properties style:row-height="10.58mm" fo:break-before="auto" style:use-optimal-row-height="false"/>
    </style:style>
    <style:style style:name="ro28" style:family="table-row">
      <style:table-row-properties style:row-height="20.11mm" fo:break-before="auto" style:use-optimal-row-height="false"/>
    </style:style>
    <style:style style:name="ro29" style:family="table-row">
      <style:table-row-properties style:row-height="23.28mm" fo:break-before="auto" style:use-optimal-row-height="false"/>
    </style:style>
    <style:style style:name="ro30" style:family="table-row">
      <style:table-row-properties style:row-height="25.4mm" fo:break-before="auto" style:use-optimal-row-height="false"/>
    </style:style>
    <style:style style:name="ro31" style:family="table-row">
      <style:table-row-properties style:row-height="5.56mm" fo:break-before="auto" style:use-optimal-row-height="false"/>
    </style:style>
    <style:style style:name="ro32" style:family="table-row">
      <style:table-row-properties style:row-height="5.33mm" fo:break-before="auto" style:use-optimal-row-height="true"/>
    </style:style>
    <style:style style:name="ro33" style:family="table-row">
      <style:table-row-properties style:row-height="4.52mm" fo:break-before="auto" style:use-optimal-row-height="true"/>
    </style:style>
    <style:style style:name="ro34" style:family="table-row">
      <style:table-row-properties style:row-height="5.29mm" fo:break-before="auto" style:use-optimal-row-height="false"/>
    </style:style>
    <style:style style:name="ro35" style:family="table-row">
      <style:table-row-properties style:row-height="16.21mm" fo:break-before="auto" style:use-optimal-row-height="false"/>
    </style:style>
    <style:style style:name="ta3" style:family="table" style:master-page-name="PageStyle_5f_Follow-up">
      <style:table-properties table:display="true" style:writing-mode="lr-tb"/>
    </style:style>
    <style:style style:name="ta2" style:family="table" style:master-page-name="PageStyle_5f_Charter">
      <style:table-properties table:display="true" style:writing-mode="lr-tb"/>
    </style:style>
    <style:style style:name="ta4" style:family="table" style:master-page-name="PageStyle_5f_Plan">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246"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48"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49"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51" style:family="table-cell" style:parent-style-name="Default" style:data-style-name="N10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53"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256"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59" style:family="table-cell" style:parent-style-name="Default">
      <style:table-cell-properties style:text-align-source="fix" style:repeat-content="false"/>
      <style:paragraph-properties fo:text-align="center" fo:margin-left="0mm"/>
    </style:style>
    <style:style style:name="ce160"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0.99pt double #000000" style:border-line-width-left="0.18mm 0.09mm 0.09mm"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f2f2f2" style:diagonal-bl-tr="none" style:diagonal-tl-br="none" style:text-align-source="fix" style:repeat-content="false" fo:wrap-option="wrap" fo:border="0.99pt double #000000" style:border-line-width="0.09mm 0.09mm 0.18mm"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7"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8" style:family="table-cell" style:parent-style-name="Default">
      <style:table-cell-properties fo:border-bottom="none"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fo:border-bottom="0.99pt double #000000" style:border-line-width-bottom="0.09mm 0.09mm 0.18mm"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fo:border-bottom="none" fo:border-left="none" fo:border-right="none" fo:border-top="0.99pt double #000000" style:border-line-width-top="0.09mm 0.09mm 0.18mm"/>
    </style:style>
    <style:style style:name="ce171"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fo:border-bottom="none" style:diagonal-bl-tr="none" style:diagonal-tl-br="none" fo:border-left="0.99pt double #000000" style:border-line-width-left="0.09mm 0.09mm 0.18mm" fo:border-right="none" style:rotation-align="none" fo:border-top="none"/>
    </style:style>
    <style:style style:name="ce173"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style>
    <style:style style:name="ce174"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table-cell-properties fo:border-bottom="none" style:diagonal-bl-tr="none" style:diagonal-tl-br="none" fo:border-left="0.99pt double #000000" style:border-line-width-left="0.09mm 0.09mm 0.18mm" fo:border-right="none" style:rotation-align="none" fo:border-top="0.99pt double #000000" style:border-line-width-top="0.09mm 0.09mm 0.18mm"/>
    </style:style>
    <style:style style:name="ce17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data-style-name="N37">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diagonal-bl-tr="none" style:diagonal-tl-br="none" fo:border="none" style:rotation-align="none"/>
    </style:style>
    <style:style style:name="ce181"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fo:border-bottom="0.99pt double #000000" style:border-line-width-bottom="0.09mm 0.09mm 0.18mm" style:diagonal-bl-tr="none" style:diagonal-tl-br="none" fo:border-left="none" fo:border-right="none" style:rotation-align="none" fo:border-top="none"/>
    </style:style>
    <style:style style:name="ce187" style:family="table-cell" style:parent-style-name="Default" style:data-style-name="N10036">
      <style:table-cell-properties style:diagonal-bl-tr="none" style:diagonal-tl-br="none" fo:border="none" style:rotation-align="none"/>
    </style:style>
    <style:style style:name="ce188" style:family="table-cell" style:parent-style-name="Default">
      <style:table-cell-properties fo:border-bottom="none" style:diagonal-bl-tr="none" style:diagonal-tl-br="none" fo:border-left="none" fo:border-right="none" style:rotation-align="none" fo:border-top="0.99pt double #000000" style:border-line-width-top="0.09mm 0.09mm 0.18mm"/>
    </style:style>
    <style:style style:name="ce189"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0" style:family="table-cell" style:parent-style-name="Default">
      <style:table-cell-properties fo:border-bottom="none" style:diagonal-bl-tr="none" style:diagonal-tl-br="none" fo:border-left="none" fo:border-right="none" style:rotation-align="none" fo:border-top="0.99pt double #000000" style:border-line-width-top="0.09mm 0.09mm 0.18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Default">
      <style:table-cell-properties fo:border-bottom="none"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order-bottom="none" style:diagonal-bl-tr="none" style:diagonal-tl-br="none" fo:border-left="none" fo:border-right="0.99pt double #000000" style:border-line-width-right="0.09mm 0.09mm 0.18mm" style:rotation-align="none" fo:border-top="0.99pt double #000000" style:border-line-width-top="0.09mm 0.09mm 0.18mm"/>
    </style:style>
    <style:style style:name="ce195" style:family="table-cell" style:parent-style-name="Default">
      <style:table-cell-properties fo:border-bottom="none" style:diagonal-bl-tr="none" style:diagonal-tl-br="none" fo:border-left="none" fo:border-right="0.99pt double #000000" style:border-line-width-right="0.09mm 0.09mm 0.18mm" style:rotation-align="none" fo:border-top="none"/>
    </style:style>
    <style:style style:name="ce196" style:family="table-cell" style:parent-style-name="Default">
      <style:table-cell-properties fo:border-bottom="0.99pt double #000000" style:border-line-width-bottom="0.09mm 0.09mm 0.18mm" style:diagonal-bl-tr="none" style:diagonal-tl-br="none" fo:border-left="none" fo:border-right="0.99pt double #000000" style:border-line-width-right="0.09mm 0.09mm 0.18mm" style:rotation-align="none" fo:border-top="none"/>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2"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f2c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6"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fo:background-color="#b9cde5" style:rotation-align="none"/>
    </style:style>
    <style:style style:name="ce58" style:family="table-cell" style:parent-style-name="Default">
      <style:table-cell-properties fo:background-color="#e6b9b8" style:rotation-align="none"/>
    </style:style>
    <style:style style:name="ce59" style:family="table-cell" style:parent-style-name="Default">
      <style:table-cell-properties fo:background-color="#d7e4bd" style:rotation-align="none"/>
    </style:style>
    <style:style style:name="ce60" style:family="table-cell" style:parent-style-name="Default">
      <style:table-cell-properties fo:background-color="#ebf1de" style:rotation-align="none"/>
    </style:style>
    <style:style style:name="ce61" style:family="table-cell" style:parent-style-name="Default">
      <style:table-cell-properties fo:background-color="#ffe699" style:rotation-align="none"/>
    </style:style>
    <style:style style:name="ce62" style:family="table-cell" style:parent-style-name="Default">
      <style:table-cell-properties fo:background-color="#fff2cc" style:rotation-align="none"/>
    </style:style>
    <style:style style:name="ce63" style:family="table-cell" style:parent-style-name="Default">
      <style:table-cell-properties fo:background-color="#ccc1da" style:rotation-align="none"/>
    </style:style>
    <style:style style:name="ce64" style:family="table-cell" style:parent-style-name="Default">
      <style:table-cell-properties fo:background-color="#e6e0ec" style:rotation-align="none"/>
    </style:style>
    <style:style style:name="ce65"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Percent">
      <style:table-cell-properties fo:border-bottom="1.76pt solid #d9d9d9" fo:background-color="#ffe6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5" style:family="table-cell" style:parent-style-name="Default" style:data-style-name="N30">
      <style:table-cell-properties style:diagonal-bl-tr="none" style:diagonal-tl-br="none" fo:border="0.74pt solid #a6a6a6" style:rotation-align="none"/>
    </style:style>
    <style:style style:name="ce8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87"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88" style:family="table-cell" style:parent-style-name="Default" style:data-style-name="N30">
      <style:table-cell-properties fo:background-color="#dce6f2"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89" style:family="table-cell" style:parent-style-name="Default" style:data-style-name="N30">
      <style:table-cell-properties fo:background-color="#dce6f2" style:rotation-align="none"/>
    </style:style>
    <style:style style:name="ce90"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1" style:family="table-cell" style:parent-style-name="Default" style:data-style-name="N30">
      <style:table-cell-properties fo:background-color="#f2dcdb"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2" style:family="table-cell" style:parent-style-name="Default" style:data-style-name="N30">
      <style:table-cell-properties fo:background-color="#f2dcdb" style:rotation-align="none"/>
    </style:style>
    <style:style style:name="ce93"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4" style:family="table-cell" style:parent-style-name="Default" style:data-style-name="N30">
      <style:table-cell-properties fo:background-color="#ebf1d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5" style:family="table-cell" style:parent-style-name="Default" style:data-style-name="N30">
      <style:table-cell-properties fo:background-color="#ebf1de" style:rotation-align="none"/>
    </style:style>
    <style:style style:name="ce9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7" style:family="table-cell" style:parent-style-name="Default" style:data-style-name="N30">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8" style:family="table-cell" style:parent-style-name="Default" style:data-style-name="N30">
      <style:table-cell-properties fo:background-color="#fff2cc" style:rotation-align="none"/>
    </style:style>
    <style:style style:name="ce99"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100" style:family="table-cell" style:parent-style-name="Default" style:data-style-name="N30">
      <style:table-cell-properties fo:background-color="#e6e0e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30">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110"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1"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1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11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11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115"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6"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7"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18"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244"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57"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58"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60" style:family="table-cell" style:parent-style-name="Default" style:data-style-name="N10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265"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gr1" style:family="graphic">
      <style:graphic-properties draw:marker-start="Arrowheads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8" style:family="text">
      <style:text-properties fo:color="#ff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9" style:family="text">
      <style:text-properties fo:color="#ff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ff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fo:color="#ff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Follow-up'.E4">
          <table:help-message table:title="Visualizza settimana:" table:display="true">
            <text:p>Cambiando questo numero si scorre la visualizzazione del diagramma di Gantt.</text:p>
          </table:help-message>
        </table:content-validation>
      </table:content-validations>
      <table:table table:name="Charter" table:style-name="ta2">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4" table:default-cell-style-name="Default"/>
        <table:table-column table:style-name="co10" table:number-columns-repeated="1018" table:default-cell-style-name="Default"/>
        <table:table-row table:style-name="ro1">
          <table:table-cell table:number-columns-repeated="1024"/>
        </table:table-row>
        <table:table-row table:style-name="ro27">
          <table:table-cell/>
          <table:table-cell table:style-name="ce160" office:value-type="string" calcext:value-type="string" table:number-columns-spanned="3" table:number-rows-spanned="1">
            <text:p>PROJECT CHARTER</text:p>
          </table:table-cell>
          <table:covered-table-cell table:number-columns-repeated="2" table:style-name="ce167"/>
          <table:table-cell table:style-name="ce189" office:value-type="string" calcext:value-type="string" table:number-columns-spanned="2" table:number-rows-spanned="1">
            <text:p>Rev. 3 del 29.11.2021</text:p>
          </table:table-cell>
          <table:covered-table-cell table:style-name="ce191"/>
          <table:table-cell table:number-columns-repeated="1018"/>
        </table:table-row>
        <table:table-row table:style-name="ro3">
          <table:table-cell/>
          <table:table-cell table:style-name="ce161" office:value-type="string" calcext:value-type="string" table:number-columns-spanned="1" table:number-rows-spanned="2">
            <text:p>Descrizione</text:p>
          </table:table-cell>
          <table:table-cell table:style-name="ce168" office:value-type="string" calcext:value-type="string" table:number-columns-spanned="4" table:number-rows-spanned="1">
            <text:p>Per poter essere ammessi alla scuola di Ingegneria del Politecnico di Milano (PoliMi), le aspiranti matricole devono superare il test di ammissione (TOL). Tra le risorse che il PoliMi offre gratuitamente per prepararsi troviamo: il Politest, raccolta di esercizi commentati e risolti, la DOL, una demo on line con un numero ridotto di domande, e due test di prova (pdf con domande, xls con risposte esatte).</text:p>
          </table:table-cell>
          <table:covered-table-cell table:number-columns-repeated="2" table:style-name="ce177"/>
          <table:covered-table-cell table:style-name="ce192"/>
          <table:table-cell table:number-columns-repeated="1018"/>
        </table:table-row>
        <table:table-row table:style-name="ro28">
          <table:table-cell/>
          <table:covered-table-cell table:style-name="ce162"/>
          <table:table-cell table:style-name="ce169" office:value-type="string" calcext:value-type="string" table:number-columns-spanned="4" table:number-rows-spanned="1">
            <text:p>Ad oggi, non esiste una simulazione completa TOL via web, ovvero nello stesso ambiente in cui le future matricole svolgeranno il test di ammissione.</text:p>
          </table:table-cell>
          <table:covered-table-cell table:number-columns-repeated="2" table:style-name="ce178"/>
          <table:covered-table-cell table:style-name="ce193"/>
          <table:table-cell table:number-columns-repeated="1018"/>
        </table:table-row>
        <table:table-row table:style-name="ro29">
          <table:table-cell/>
          <table:table-cell table:style-name="ce161" office:value-type="string" calcext:value-type="string" table:number-columns-spanned="1" table:number-rows-spanned="2">
            <text:p>Obiettivo</text:p>
          </table:table-cell>
          <table:table-cell table:style-name="ce168" office:value-type="string" calcext:value-type="string" table:number-columns-spanned="4" table:number-rows-spanned="1">
            <text:p><text:span text:style-name="T4">Creazione di una simulazione completa TOL via web gratuita</text:span>, al fine di fornire alle aspiranti matricole un ambiente famigliare per esercitarsi, del tutto simile a quello che incontreranno al test di ammissione. </text:p>
          </table:table-cell>
          <table:covered-table-cell table:number-columns-repeated="2" table:style-name="ce177"/>
          <table:covered-table-cell table:style-name="ce192"/>
          <table:table-cell table:number-columns-repeated="1018"/>
        </table:table-row>
        <table:table-row table:style-name="ro30">
          <table:table-cell table:style-name="ce159"/>
          <table:covered-table-cell table:style-name="ce162"/>
          <table:table-cell table:style-name="ce169" office:value-type="string" calcext:value-type="string" table:number-columns-spanned="4" table:number-rows-spanned="1">
            <text:p>Il progetto è considerato concluso con successo dopo la creazione della simulazione TOL web funzionante e pubblicata tra i progetti del PoliNetwork. La web app attingerà dal database dei quesiti TOL che conterrà un numero minimo di quesiti totale doppio per sezione (pari ad almeno due TOL)</text:p>
          </table:table-cell>
          <table:covered-table-cell table:number-columns-repeated="2" table:style-name="ce178"/>
          <table:covered-table-cell table:style-name="ce193"/>
          <table:table-cell table:number-columns-repeated="1018"/>
        </table:table-row>
        <table:table-row table:style-name="ro31">
          <table:table-cell table:style-name="ce159" office:value-type="string" calcext:value-type="string">
            <text:p>*</text:p>
          </table:table-cell>
          <table:table-cell table:style-name="ce16" office:value-type="string" calcext:value-type="string" table:number-columns-spanned="1" table:number-rows-spanned="14">
            <text:p>Partecipanti</text:p>
          </table:table-cell>
          <table:table-cell table:style-name="ce170" office:value-type="string" calcext:value-type="string">
            <text:p>Sponsor:</text:p>
          </table:table-cell>
          <table:table-cell table:style-name="ce170" office:value-type="string" calcext:value-type="string">
            <text:p>PoliNetwork</text:p>
          </table:table-cell>
          <table:table-cell table:style-name="ce190"/>
          <table:table-cell table:style-name="ce194"/>
          <table:table-cell table:number-columns-repeated="1018"/>
        </table:table-row>
        <table:table-row table:style-name="ro1">
          <table:table-cell/>
          <table:covered-table-cell table:style-name="ce164"/>
          <table:table-cell table:number-columns-repeated="2"/>
          <table:table-cell table:style-name="ce180"/>
          <table:table-cell table:style-name="ce195"/>
          <table:table-cell table:number-columns-repeated="1018"/>
        </table:table-row>
        <table:table-row table:style-name="ro1">
          <table:table-cell/>
          <table:covered-table-cell table:style-name="ce164"/>
          <table:table-cell table:style-name="ce171" office:value-type="string" calcext:value-type="string">
            <text:p>Project Leader:</text:p>
          </table:table-cell>
          <table:table-cell table:style-name="ce179" office:value-type="string" calcext:value-type="string">
            <text:p><text:span text:style-name="T4">Gabriele Zanini - </text:span>@zagbc </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table:number-columns-repeated="2"/>
          <table:table-cell table:style-name="ce195"/>
          <table:table-cell table:number-columns-repeated="1018"/>
        </table:table-row>
        <table:table-row table:style-name="ro1">
          <table:table-cell/>
          <table:covered-table-cell table:style-name="ce164"/>
          <table:table-cell table:style-name="ce172" office:value-type="string" calcext:value-type="string">
            <text:p>Team members:</text:p>
          </table:table-cell>
          <table:table-cell table:style-name="ce181" office:value-type="string" calcext:value-type="string">
            <text:p>Federico Grandi <text:s/>- @federico_grandi</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79" office:value-type="string" calcext:value-type="string">
            <text:p>Gabriele Zanini <text:s/>- @zagbc</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office:value-type="string" calcext:value-type="string">
            <text:p>Ilaria Corcelli - @iilaria01 </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office:value-type="string" calcext:value-type="string">
            <text:p>Matteo Salicandro <text:s/>- @Mattysal</text:p>
          </table:table-cell>
          <table:table-cell table:style-name="ce180"/>
          <table:table-cell table:style-name="ce195"/>
          <table:table-cell table:number-columns-repeated="1018"/>
        </table:table-row>
        <table:table-row table:style-name="ro32">
          <table:table-cell/>
          <table:covered-table-cell table:style-name="ce164"/>
          <table:table-cell/>
          <table:table-cell office:value-type="string" calcext:value-type="string">
            <text:p><text:span text:style-name="T5">Nicolas Facchin - </text:span>@RollyNoka </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table-cell table:style-name="ce180"/>
          <table:table-cell table:style-name="ce195"/>
          <table:table-cell table:number-columns-repeated="1018"/>
        </table:table-row>
        <table:table-row table:style-name="ro1">
          <table:table-cell/>
          <table:covered-table-cell table:style-name="ce164"/>
          <table:table-cell table:style-name="ce172" office:value-type="string" calcext:value-type="string">
            <text:p>Ad hoc: </text:p>
          </table:table-cell>
          <table:table-cell table:style-name="ce180" office:value-type="string" calcext:value-type="string">
            <text:p>Elia Maggioni - @EliaMaggioni</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office:value-type="string" calcext:value-type="string">
            <text:p>Diego Aldarese - @diegoaldarese</text:p>
          </table:table-cell>
          <table:table-cell table:style-name="ce180"/>
          <table:table-cell table:style-name="ce195"/>
          <table:table-cell table:number-columns-repeated="1018"/>
        </table:table-row>
        <table:table-row table:style-name="ro1">
          <table:table-cell/>
          <table:covered-table-cell table:style-name="ce164"/>
          <table:table-cell table:number-columns-repeated="2"/>
          <table:table-cell table:style-name="ce180"/>
          <table:table-cell table:style-name="ce195"/>
          <table:table-cell table:number-columns-repeated="1018"/>
        </table:table-row>
        <table:table-row table:style-name="ro1">
          <table:table-cell/>
          <table:covered-table-cell table:style-name="ce165"/>
          <table:table-cell table:style-name="ce173"/>
          <table:table-cell table:style-name="ce185" table:number-columns-repeated="2"/>
          <table:table-cell table:style-name="ce196"/>
          <table:table-cell table:number-columns-repeated="1018"/>
        </table:table-row>
        <table:table-row table:style-name="ro1">
          <table:table-cell/>
          <table:table-cell table:style-name="ce16" office:value-type="string" calcext:value-type="string" table:number-columns-spanned="1" table:number-rows-spanned="5">
            <text:p>Traguardi intermedi</text:p>
          </table:table-cell>
          <table:table-cell table:style-name="ce174" office:value-type="string" calcext:value-type="string">
            <text:p>Progettazione</text:p>
          </table:table-cell>
          <table:table-cell table:style-name="ce187" office:value-type="date" office:date-value="2021-10-18" calcext:value-type="date">
            <text:p>18/10/2021</text:p>
          </table:table-cell>
          <table:table-cell table:style-name="ce190"/>
          <table:table-cell table:style-name="ce194"/>
          <table:table-cell table:number-columns-repeated="1018"/>
        </table:table-row>
        <table:table-row table:style-name="ro1">
          <table:table-cell/>
          <table:covered-table-cell table:style-name="ce164"/>
          <table:table-cell table:style-name="ce174" office:value-type="string" calcext:value-type="string">
            <text:p>Sviluppo</text:p>
          </table:table-cell>
          <table:table-cell table:style-name="ce187" office:value-type="date" office:date-value="2021-11-22" calcext:value-type="date">
            <text:p>22/11/2021</text:p>
          </table:table-cell>
          <table:table-cell table:style-name="ce180"/>
          <table:table-cell table:style-name="ce195"/>
          <table:table-cell table:number-columns-repeated="1018"/>
        </table:table-row>
        <table:table-row table:style-name="ro1">
          <table:table-cell/>
          <table:covered-table-cell table:style-name="ce164"/>
          <table:table-cell table:style-name="ce174" office:value-type="string" calcext:value-type="string">
            <text:p>Validazione</text:p>
          </table:table-cell>
          <table:table-cell table:style-name="ce187" office:value-type="date" office:date-value="2021-12-10" calcext:value-type="date">
            <text:p>10/12/2021</text:p>
          </table:table-cell>
          <table:table-cell table:style-name="ce180"/>
          <table:table-cell table:style-name="ce195"/>
          <table:table-cell table:number-columns-repeated="1018"/>
        </table:table-row>
        <table:table-row table:style-name="ro1">
          <table:table-cell/>
          <table:covered-table-cell table:style-name="ce164"/>
          <table:table-cell table:style-name="ce174" office:value-type="string" calcext:value-type="string">
            <text:p>Distribuzione</text:p>
          </table:table-cell>
          <table:table-cell table:style-name="ce187" office:value-type="date" office:date-value="2021-12-15" calcext:value-type="date">
            <text:p>15/12/2021</text:p>
          </table:table-cell>
          <table:table-cell table:style-name="ce180"/>
          <table:table-cell table:style-name="ce195"/>
          <table:table-cell table:number-columns-repeated="1018"/>
        </table:table-row>
        <table:table-row table:style-name="ro1">
          <table:table-cell/>
          <table:covered-table-cell table:style-name="ce165"/>
          <table:table-cell table:style-name="ce175"/>
          <table:table-cell table:style-name="ce185" table:number-columns-repeated="2"/>
          <table:table-cell table:style-name="ce196"/>
          <table:table-cell table:number-columns-repeated="1018"/>
        </table:table-row>
        <table:table-row table:style-name="ro1">
          <table:table-cell/>
          <table:table-cell table:style-name="ce166" office:value-type="string" calcext:value-type="string" table:number-columns-spanned="1" table:number-rows-spanned="4">
            <text:p>Vincoli ed assunzioni</text:p>
          </table:table-cell>
          <table:table-cell table:style-name="ce176" office:value-type="string" calcext:value-type="string">
            <text:p>Disponibilità dei volontari/sponsor</text:p>
          </table:table-cell>
          <table:table-cell table:style-name="ce188" table:number-columns-repeated="2"/>
          <table:table-cell table:style-name="ce194"/>
          <table:table-cell table:number-columns-repeated="1018"/>
        </table:table-row>
        <table:table-row table:style-name="ro1">
          <table:table-cell/>
          <table:covered-table-cell table:style-name="ce164"/>
          <table:table-cell table:style-name="ce172" office:value-type="string" calcext:value-type="string">
            <text:p>Competenze nello sviluppo dei quesiti TOL</text:p>
          </table:table-cell>
          <table:table-cell table:style-name="ce180" table:number-columns-repeated="2"/>
          <table:table-cell table:style-name="ce195"/>
          <table:table-cell table:number-columns-repeated="1018"/>
        </table:table-row>
        <table:table-row table:style-name="ro1">
          <table:table-cell/>
          <table:covered-table-cell table:style-name="ce164"/>
          <table:table-cell table:style-name="ce172" office:value-type="string" calcext:value-type="string">
            <text:p>Competenze nello sviluppo dell'applicazione Web</text:p>
          </table:table-cell>
          <table:table-cell table:style-name="ce180" table:number-columns-repeated="2"/>
          <table:table-cell table:style-name="ce195"/>
          <table:table-cell table:number-columns-repeated="1018"/>
        </table:table-row>
        <table:table-row table:style-name="ro1">
          <table:table-cell/>
          <table:covered-table-cell table:style-name="ce164"/>
          <table:table-cell table:style-name="ce172"/>
          <table:table-cell table:style-name="ce180" table:number-columns-repeated="2"/>
          <table:table-cell table:style-name="ce195"/>
          <table:table-cell table:number-columns-repeated="1018"/>
        </table:table-row>
        <table:table-row table:style-name="ro1">
          <table:table-cell/>
          <table:table-cell table:style-name="ce16" office:value-type="string" calcext:value-type="string" table:number-columns-spanned="1" table:number-rows-spanned="3">
            <text:p>Potenziali rischi</text:p>
          </table:table-cell>
          <table:table-cell table:style-name="ce176" office:value-type="string" calcext:value-type="string">
            <text:p>Attività pianificate non concluse prima della prossima sessione d'esame</text:p>
          </table:table-cell>
          <table:table-cell table:style-name="ce188" table:number-columns-repeated="2"/>
          <table:table-cell table:style-name="ce194"/>
          <table:table-cell table:number-columns-repeated="1018"/>
        </table:table-row>
        <table:table-row table:style-name="ro1">
          <table:table-cell/>
          <table:covered-table-cell table:style-name="ce164"/>
          <table:table-cell table:style-name="ce172"/>
          <table:table-cell table:style-name="ce180" table:number-columns-repeated="2"/>
          <table:table-cell table:style-name="ce195"/>
          <table:table-cell table:number-columns-repeated="1018"/>
        </table:table-row>
        <table:table-row table:style-name="ro1">
          <table:table-cell/>
          <table:covered-table-cell table:style-name="ce165"/>
          <table:table-cell table:style-name="ce173"/>
          <table:table-cell table:style-name="ce185" table:number-columns-repeated="2"/>
          <table:table-cell table:style-name="ce196"/>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table:table table:name="Plan" table:style-name="ta4">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ce84"/>
        <table:table-column table:style-name="co29" table:default-cell-style-name="Default"/>
        <table:table-column table:style-name="co25" table:default-cell-style-name="Default"/>
        <table:table-column table:style-name="co30" table:default-cell-style-name="Default"/>
        <table:table-column table:style-name="co31" table:number-columns-repeated="56" table:default-cell-style-name="Default"/>
        <table:table-column table:style-name="co10" table:number-columns-repeated="4" table:default-cell-style-name="Default"/>
        <table:table-column table:style-name="co32" table:number-columns-repeated="2" table:default-cell-style-name="Default"/>
        <table:table-column table:style-name="co10" table:number-columns-repeated="954" table:default-cell-style-name="Default"/>
        <table:table-row table:style-name="ro27">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28.11.2021</text:p>
          </table:table-cell>
          <table:table-cell/>
          <table:table-cell table:style-name="ce83"/>
          <table:table-cell table:style-name="ce102"/>
          <table:table-cell table:number-columns-repeated="1018"/>
        </table:table-row>
        <table:table-row table:style-name="ro27">
          <table:table-cell/>
          <table:table-cell table:style-name="ce39" office:value-type="string" calcext:value-type="string">
            <text:p>Progetto Shackleton: TheTOLProject</text:p>
          </table:table-cell>
          <table:table-cell table:number-columns-repeated="1022"/>
        </table:table-row>
        <table:table-row table:style-name="ro27">
          <table:table-cell/>
          <table:table-cell table:style-name="ce40"/>
          <table:table-cell table:style-name="ce146" office:value-type="string" calcext:value-type="string" table:number-columns-spanned="2" table:number-rows-spanned="1">
            <text:p>Inizio progetto:</text:p>
          </table:table-cell>
          <table:covered-table-cell table:style-name="ce146"/>
          <table:table-cell table:style-name="ce85" office:value-type="date" office:date-value="2021-09-23" calcext:value-type="date" table:number-columns-spanned="2" table:number-rows-spanned="1">
            <text:p>23/09/21</text:p>
          </table:table-cell>
          <table:covered-table-cell table:style-name="ce85"/>
          <table:table-cell table:number-columns-repeated="1018"/>
        </table:table-row>
        <table:table-header-rows>
          <table:table-row table:style-name="ro27">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146" office:value-type="string" calcext:value-type="string" table:number-columns-spanned="2" table:number-rows-spanned="1">
              <text:p>Visualizza settimana:</text:p>
            </table:table-cell>
            <table:covered-table-cell table:style-name="ce146"/>
            <table:table-cell table:style-name="ce86" table:content-validation-name="val1" office:value-type="float" office:value="10" calcext:value-type="float">
              <text:p>10</text:p>
            </table:table-cell>
            <table:table-cell table:number-columns-repeated="2"/>
            <table:table-cell table:style-name="ce109" table:formula="of:=[.H5]" office:value-type="date" office:date-value="2021-11-22" calcext:value-type="date" table:number-columns-spanned="7" table:number-rows-spanned="1">
              <text:p>22 nov 2021</text:p>
            </table:table-cell>
            <table:covered-table-cell table:number-columns-repeated="6" table:style-name="ce109"/>
            <table:table-cell table:style-name="ce109" table:formula="of:=[.O5]" office:value-type="date" office:date-value="2021-11-29" calcext:value-type="date" table:number-columns-spanned="7" table:number-rows-spanned="1">
              <text:p>29 nov 2021</text:p>
            </table:table-cell>
            <table:covered-table-cell table:number-columns-repeated="6" table:style-name="ce109"/>
            <table:table-cell table:style-name="ce109" table:formula="of:=[.V5]" office:value-type="date" office:date-value="2021-12-06" calcext:value-type="date" table:number-columns-spanned="7" table:number-rows-spanned="1">
              <text:p>6 dic 2021</text:p>
            </table:table-cell>
            <table:covered-table-cell table:number-columns-repeated="6" table:style-name="ce109"/>
            <table:table-cell table:style-name="ce109" table:formula="of:=[.AC5]" office:value-type="date" office:date-value="2021-12-13" calcext:value-type="date" table:number-columns-spanned="7" table:number-rows-spanned="1">
              <text:p>13 dic 2021</text:p>
            </table:table-cell>
            <table:covered-table-cell table:number-columns-repeated="6" table:style-name="ce109"/>
            <table:table-cell table:style-name="ce109" table:formula="of:=[.AJ5]" office:value-type="date" office:date-value="2021-12-20" calcext:value-type="date" table:number-columns-spanned="7" table:number-rows-spanned="1">
              <text:p>20 dic 2021</text:p>
            </table:table-cell>
            <table:covered-table-cell table:number-columns-repeated="6" table:style-name="ce109"/>
            <table:table-cell table:style-name="ce109" table:formula="of:=[.AQ5]" office:value-type="date" office:date-value="2021-12-27" calcext:value-type="date" table:number-columns-spanned="7" table:number-rows-spanned="1">
              <text:p>27 dic 2021</text:p>
            </table:table-cell>
            <table:covered-table-cell table:number-columns-repeated="6" table:style-name="ce109"/>
            <table:table-cell table:style-name="ce109" table:formula="of:=[.AX5]" office:value-type="date" office:date-value="2022-01-03" calcext:value-type="date" table:number-columns-spanned="7" table:number-rows-spanned="1">
              <text:p>3 gen 2022</text:p>
            </table:table-cell>
            <table:covered-table-cell table:number-columns-repeated="6" table:style-name="ce109"/>
            <table:table-cell table:style-name="ce109" table:formula="of:=[.BE5]" office:value-type="date" office:date-value="2022-01-10" calcext:value-type="date" table:number-columns-spanned="7" table:number-rows-spanned="1">
              <text:p>10 gen 2022</text:p>
            </table:table-cell>
            <table:covered-table-cell table:number-columns-repeated="6" table:style-name="ce109"/>
            <table:table-cell table:number-columns-repeated="961"/>
          </table:table-row>
          <table:table-row table:style-name="ro34">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132" table:number-columns-spanned="6" table:number-rows-spanned="1"/>
            <table:covered-table-cell table:number-columns-repeated="5" table:style-name="ce132"/>
            <table:table-cell table:style-name="ce110" table:formula="of:=Inizio_progetto-WEEKDAY(Inizio_progetto;1)+2+7*(Visualizza_settimana-1)" office:value-type="date" office:date-value="2021-11-22" calcext:value-type="date">
              <text:p>22</text:p>
            </table:table-cell>
            <table:table-cell table:style-name="ce115" table:formula="of:=[.H5]+1" office:value-type="date" office:date-value="2021-11-23" calcext:value-type="date">
              <text:p>23</text:p>
            </table:table-cell>
            <table:table-cell table:style-name="ce115" table:formula="of:=[.I5]+1" office:value-type="date" office:date-value="2021-11-24" calcext:value-type="date">
              <text:p>24</text:p>
            </table:table-cell>
            <table:table-cell table:style-name="ce115" table:formula="of:=[.J5]+1" office:value-type="date" office:date-value="2021-11-25" calcext:value-type="date">
              <text:p>25</text:p>
            </table:table-cell>
            <table:table-cell table:style-name="ce115" table:formula="of:=[.K5]+1" office:value-type="date" office:date-value="2021-11-26" calcext:value-type="date">
              <text:p>26</text:p>
            </table:table-cell>
            <table:table-cell table:style-name="ce115" table:formula="of:=[.L5]+1" office:value-type="date" office:date-value="2021-11-27" calcext:value-type="date">
              <text:p>27</text:p>
            </table:table-cell>
            <table:table-cell table:style-name="ce116" table:formula="of:=[.M5]+1" office:value-type="date" office:date-value="2021-11-28" calcext:value-type="date">
              <text:p>28</text:p>
            </table:table-cell>
            <table:table-cell table:style-name="ce110" table:formula="of:=[.N5]+1" office:value-type="date" office:date-value="2021-11-29" calcext:value-type="date">
              <text:p>29</text:p>
            </table:table-cell>
            <table:table-cell table:style-name="ce115" table:formula="of:=[.O5]+1" office:value-type="date" office:date-value="2021-11-30" calcext:value-type="date">
              <text:p>30</text:p>
            </table:table-cell>
            <table:table-cell table:style-name="ce115" table:formula="of:=[.P5]+1" office:value-type="date" office:date-value="2021-12-01" calcext:value-type="date">
              <text:p>1</text:p>
            </table:table-cell>
            <table:table-cell table:style-name="ce115" table:formula="of:=[.Q5]+1" office:value-type="date" office:date-value="2021-12-02" calcext:value-type="date">
              <text:p>2</text:p>
            </table:table-cell>
            <table:table-cell table:style-name="ce115" table:formula="of:=[.R5]+1" office:value-type="date" office:date-value="2021-12-03" calcext:value-type="date">
              <text:p>3</text:p>
            </table:table-cell>
            <table:table-cell table:style-name="ce115" table:formula="of:=[.S5]+1" office:value-type="date" office:date-value="2021-12-04" calcext:value-type="date">
              <text:p>4</text:p>
            </table:table-cell>
            <table:table-cell table:style-name="ce116" table:formula="of:=[.T5]+1" office:value-type="date" office:date-value="2021-12-05" calcext:value-type="date">
              <text:p>5</text:p>
            </table:table-cell>
            <table:table-cell table:style-name="ce110" table:formula="of:=[.U5]+1" office:value-type="date" office:date-value="2021-12-06" calcext:value-type="date">
              <text:p>6</text:p>
            </table:table-cell>
            <table:table-cell table:style-name="ce115" table:formula="of:=[.V5]+1" office:value-type="date" office:date-value="2021-12-07" calcext:value-type="date">
              <text:p>7</text:p>
            </table:table-cell>
            <table:table-cell table:style-name="ce115" table:formula="of:=[.W5]+1" office:value-type="date" office:date-value="2021-12-08" calcext:value-type="date">
              <text:p>8</text:p>
            </table:table-cell>
            <table:table-cell table:style-name="ce115" table:formula="of:=[.X5]+1" office:value-type="date" office:date-value="2021-12-09" calcext:value-type="date">
              <text:p>9</text:p>
            </table:table-cell>
            <table:table-cell table:style-name="ce115" table:formula="of:=[.Y5]+1" office:value-type="date" office:date-value="2021-12-10" calcext:value-type="date">
              <text:p>10</text:p>
            </table:table-cell>
            <table:table-cell table:style-name="ce115" table:formula="of:=[.Z5]+1" office:value-type="date" office:date-value="2021-12-11" calcext:value-type="date">
              <text:p>11</text:p>
            </table:table-cell>
            <table:table-cell table:style-name="ce116" table:formula="of:=[.AA5]+1" office:value-type="date" office:date-value="2021-12-12" calcext:value-type="date">
              <text:p>12</text:p>
            </table:table-cell>
            <table:table-cell table:style-name="ce110" table:formula="of:=[.AB5]+1" office:value-type="date" office:date-value="2021-12-13" calcext:value-type="date">
              <text:p>13</text:p>
            </table:table-cell>
            <table:table-cell table:style-name="ce115" table:formula="of:=[.AC5]+1" office:value-type="date" office:date-value="2021-12-14" calcext:value-type="date">
              <text:p>14</text:p>
            </table:table-cell>
            <table:table-cell table:style-name="ce115" table:formula="of:=[.AD5]+1" office:value-type="date" office:date-value="2021-12-15" calcext:value-type="date">
              <text:p>15</text:p>
            </table:table-cell>
            <table:table-cell table:style-name="ce115" table:formula="of:=[.AE5]+1" office:value-type="date" office:date-value="2021-12-16" calcext:value-type="date">
              <text:p>16</text:p>
            </table:table-cell>
            <table:table-cell table:style-name="ce115" table:formula="of:=[.AF5]+1" office:value-type="date" office:date-value="2021-12-17" calcext:value-type="date">
              <text:p>17</text:p>
            </table:table-cell>
            <table:table-cell table:style-name="ce115" table:formula="of:=[.AG5]+1" office:value-type="date" office:date-value="2021-12-18" calcext:value-type="date">
              <text:p>18</text:p>
            </table:table-cell>
            <table:table-cell table:style-name="ce116" table:formula="of:=[.AH5]+1" office:value-type="date" office:date-value="2021-12-19" calcext:value-type="date">
              <text:p>19</text:p>
            </table:table-cell>
            <table:table-cell table:style-name="ce110" table:formula="of:=[.AI5]+1" office:value-type="date" office:date-value="2021-12-20" calcext:value-type="date">
              <text:p>20</text:p>
            </table:table-cell>
            <table:table-cell table:style-name="ce115" table:formula="of:=[.AJ5]+1" office:value-type="date" office:date-value="2021-12-21" calcext:value-type="date">
              <text:p>21</text:p>
            </table:table-cell>
            <table:table-cell table:style-name="ce115" table:formula="of:=[.AK5]+1" office:value-type="date" office:date-value="2021-12-22" calcext:value-type="date">
              <text:p>22</text:p>
            </table:table-cell>
            <table:table-cell table:style-name="ce115" table:formula="of:=[.AL5]+1" office:value-type="date" office:date-value="2021-12-23" calcext:value-type="date">
              <text:p>23</text:p>
            </table:table-cell>
            <table:table-cell table:style-name="ce115" table:formula="of:=[.AM5]+1" office:value-type="date" office:date-value="2021-12-24" calcext:value-type="date">
              <text:p>24</text:p>
            </table:table-cell>
            <table:table-cell table:style-name="ce115" table:formula="of:=[.AN5]+1" office:value-type="date" office:date-value="2021-12-25" calcext:value-type="date">
              <text:p>25</text:p>
            </table:table-cell>
            <table:table-cell table:style-name="ce116" table:formula="of:=[.AO5]+1" office:value-type="date" office:date-value="2021-12-26" calcext:value-type="date">
              <text:p>26</text:p>
            </table:table-cell>
            <table:table-cell table:style-name="ce110" table:formula="of:=[.AP5]+1" office:value-type="date" office:date-value="2021-12-27" calcext:value-type="date">
              <text:p>27</text:p>
            </table:table-cell>
            <table:table-cell table:style-name="ce115" table:formula="of:=[.AQ5]+1" office:value-type="date" office:date-value="2021-12-28" calcext:value-type="date">
              <text:p>28</text:p>
            </table:table-cell>
            <table:table-cell table:style-name="ce115" table:formula="of:=[.AR5]+1" office:value-type="date" office:date-value="2021-12-29" calcext:value-type="date">
              <text:p>29</text:p>
            </table:table-cell>
            <table:table-cell table:style-name="ce115" table:formula="of:=[.AS5]+1" office:value-type="date" office:date-value="2021-12-30" calcext:value-type="date">
              <text:p>30</text:p>
            </table:table-cell>
            <table:table-cell table:style-name="ce115" table:formula="of:=[.AT5]+1" office:value-type="date" office:date-value="2021-12-31" calcext:value-type="date">
              <text:p>31</text:p>
            </table:table-cell>
            <table:table-cell table:style-name="ce115" table:formula="of:=[.AU5]+1" office:value-type="date" office:date-value="2022-01-01" calcext:value-type="date">
              <text:p>1</text:p>
            </table:table-cell>
            <table:table-cell table:style-name="ce116" table:formula="of:=[.AV5]+1" office:value-type="date" office:date-value="2022-01-02" calcext:value-type="date">
              <text:p>2</text:p>
            </table:table-cell>
            <table:table-cell table:style-name="ce110" table:formula="of:=[.AW5]+1" office:value-type="date" office:date-value="2022-01-03" calcext:value-type="date">
              <text:p>3</text:p>
            </table:table-cell>
            <table:table-cell table:style-name="ce115" table:formula="of:=[.AX5]+1" office:value-type="date" office:date-value="2022-01-04" calcext:value-type="date">
              <text:p>4</text:p>
            </table:table-cell>
            <table:table-cell table:style-name="ce115" table:formula="of:=[.AY5]+1" office:value-type="date" office:date-value="2022-01-05" calcext:value-type="date">
              <text:p>5</text:p>
            </table:table-cell>
            <table:table-cell table:style-name="ce115" table:formula="of:=[.AZ5]+1" office:value-type="date" office:date-value="2022-01-06" calcext:value-type="date">
              <text:p>6</text:p>
            </table:table-cell>
            <table:table-cell table:style-name="ce115" table:formula="of:=[.BA5]+1" office:value-type="date" office:date-value="2022-01-07" calcext:value-type="date">
              <text:p>7</text:p>
            </table:table-cell>
            <table:table-cell table:style-name="ce115" table:formula="of:=[.BB5]+1" office:value-type="date" office:date-value="2022-01-08" calcext:value-type="date">
              <text:p>8</text:p>
            </table:table-cell>
            <table:table-cell table:style-name="ce116" table:formula="of:=[.BC5]+1" office:value-type="date" office:date-value="2022-01-09" calcext:value-type="date">
              <text:p>9</text:p>
            </table:table-cell>
            <table:table-cell table:style-name="ce110" table:formula="of:=[.BD5]+1" office:value-type="date" office:date-value="2022-01-10" calcext:value-type="date">
              <text:p>10</text:p>
            </table:table-cell>
            <table:table-cell table:style-name="ce115" table:formula="of:=[.BE5]+1" office:value-type="date" office:date-value="2022-01-11" calcext:value-type="date">
              <text:p>11</text:p>
            </table:table-cell>
            <table:table-cell table:style-name="ce115" table:formula="of:=[.BF5]+1" office:value-type="date" office:date-value="2022-01-12" calcext:value-type="date">
              <text:p>12</text:p>
            </table:table-cell>
            <table:table-cell table:style-name="ce115" table:formula="of:=[.BG5]+1" office:value-type="date" office:date-value="2022-01-13" calcext:value-type="date">
              <text:p>13</text:p>
            </table:table-cell>
            <table:table-cell table:style-name="ce115" table:formula="of:=[.BH5]+1" office:value-type="date" office:date-value="2022-01-14" calcext:value-type="date">
              <text:p>14</text:p>
            </table:table-cell>
            <table:table-cell table:style-name="ce115" table:formula="of:=[.BI5]+1" office:value-type="date" office:date-value="2022-01-15" calcext:value-type="date">
              <text:p>15</text:p>
            </table:table-cell>
            <table:table-cell table:style-name="ce116" table:formula="of:=[.BJ5]+1" office:value-type="date" office:date-value="2022-01-16" calcext:value-type="date">
              <text:p>16</text:p>
            </table:table-cell>
            <table:table-cell table:number-columns-repeated="961"/>
          </table:table-row>
          <table:table-row table:style-name="ro35">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111" table:formula="of:=LEFT(TEXT([.H5];&quot;ggg&quot;);1)" office:value-type="string" office:string-value="l" calcext:value-type="string">
              <text:p>l</text:p>
            </table:table-cell>
            <table:table-cell table:style-name="ce111" table:formula="of:=LEFT(TEXT([.I5];&quot;ggg&quot;);1)" office:value-type="string" office:string-value="m" calcext:value-type="string">
              <text:p>m</text:p>
            </table:table-cell>
            <table:table-cell table:style-name="ce111" table:formula="of:=LEFT(TEXT([.J5];&quot;ggg&quot;);1)" office:value-type="string" office:string-value="m" calcext:value-type="string">
              <text:p>m</text:p>
            </table:table-cell>
            <table:table-cell table:style-name="ce111" table:formula="of:=LEFT(TEXT([.K5];&quot;ggg&quot;);1)" office:value-type="string" office:string-value="g" calcext:value-type="string">
              <text:p>g</text:p>
            </table:table-cell>
            <table:table-cell table:style-name="ce111" table:formula="of:=LEFT(TEXT([.L5];&quot;ggg&quot;);1)" office:value-type="string" office:string-value="v" calcext:value-type="string">
              <text:p>v</text:p>
            </table:table-cell>
            <table:table-cell table:style-name="ce111" table:formula="of:=LEFT(TEXT([.M5];&quot;ggg&quot;);1)" office:value-type="string" office:string-value="s" calcext:value-type="string">
              <text:p>s</text:p>
            </table:table-cell>
            <table:table-cell table:style-name="ce111" table:formula="of:=LEFT(TEXT([.N5];&quot;ggg&quot;);1)" office:value-type="string" office:string-value="d" calcext:value-type="string">
              <text:p>d</text:p>
            </table:table-cell>
            <table:table-cell table:style-name="ce111" table:formula="of:=LEFT(TEXT([.O5];&quot;ggg&quot;);1)" office:value-type="string" office:string-value="l" calcext:value-type="string">
              <text:p>l</text:p>
            </table:table-cell>
            <table:table-cell table:style-name="ce111" table:formula="of:=LEFT(TEXT([.P5];&quot;ggg&quot;);1)" office:value-type="string" office:string-value="m" calcext:value-type="string">
              <text:p>m</text:p>
            </table:table-cell>
            <table:table-cell table:style-name="ce111" table:formula="of:=LEFT(TEXT([.Q5];&quot;ggg&quot;);1)" office:value-type="string" office:string-value="m" calcext:value-type="string">
              <text:p>m</text:p>
            </table:table-cell>
            <table:table-cell table:style-name="ce111" table:formula="of:=LEFT(TEXT([.R5];&quot;ggg&quot;);1)" office:value-type="string" office:string-value="g" calcext:value-type="string">
              <text:p>g</text:p>
            </table:table-cell>
            <table:table-cell table:style-name="ce111" table:formula="of:=LEFT(TEXT([.S5];&quot;ggg&quot;);1)" office:value-type="string" office:string-value="v" calcext:value-type="string">
              <text:p>v</text:p>
            </table:table-cell>
            <table:table-cell table:style-name="ce111" table:formula="of:=LEFT(TEXT([.T5];&quot;ggg&quot;);1)" office:value-type="string" office:string-value="s" calcext:value-type="string">
              <text:p>s</text:p>
            </table:table-cell>
            <table:table-cell table:style-name="ce111" table:formula="of:=LEFT(TEXT([.U5];&quot;ggg&quot;);1)" office:value-type="string" office:string-value="d" calcext:value-type="string">
              <text:p>d</text:p>
            </table:table-cell>
            <table:table-cell table:style-name="ce111" table:formula="of:=LEFT(TEXT([.V5];&quot;ggg&quot;);1)" office:value-type="string" office:string-value="l" calcext:value-type="string">
              <text:p>l</text:p>
            </table:table-cell>
            <table:table-cell table:style-name="ce111" table:formula="of:=LEFT(TEXT([.W5];&quot;ggg&quot;);1)" office:value-type="string" office:string-value="m" calcext:value-type="string">
              <text:p>m</text:p>
            </table:table-cell>
            <table:table-cell table:style-name="ce111" table:formula="of:=LEFT(TEXT([.X5];&quot;ggg&quot;);1)" office:value-type="string" office:string-value="m" calcext:value-type="string">
              <text:p>m</text:p>
            </table:table-cell>
            <table:table-cell table:style-name="ce111" table:formula="of:=LEFT(TEXT([.Y5];&quot;ggg&quot;);1)" office:value-type="string" office:string-value="g" calcext:value-type="string">
              <text:p>g</text:p>
            </table:table-cell>
            <table:table-cell table:style-name="ce111" table:formula="of:=LEFT(TEXT([.Z5];&quot;ggg&quot;);1)" office:value-type="string" office:string-value="v" calcext:value-type="string">
              <text:p>v</text:p>
            </table:table-cell>
            <table:table-cell table:style-name="ce111" table:formula="of:=LEFT(TEXT([.AA5];&quot;ggg&quot;);1)" office:value-type="string" office:string-value="s" calcext:value-type="string">
              <text:p>s</text:p>
            </table:table-cell>
            <table:table-cell table:style-name="ce111" table:formula="of:=LEFT(TEXT([.AB5];&quot;ggg&quot;);1)" office:value-type="string" office:string-value="d" calcext:value-type="string">
              <text:p>d</text:p>
            </table:table-cell>
            <table:table-cell table:style-name="ce111" table:formula="of:=LEFT(TEXT([.AC5];&quot;ggg&quot;);1)" office:value-type="string" office:string-value="l" calcext:value-type="string">
              <text:p>l</text:p>
            </table:table-cell>
            <table:table-cell table:style-name="ce111" table:formula="of:=LEFT(TEXT([.AD5];&quot;ggg&quot;);1)" office:value-type="string" office:string-value="m" calcext:value-type="string">
              <text:p>m</text:p>
            </table:table-cell>
            <table:table-cell table:style-name="ce111" table:formula="of:=LEFT(TEXT([.AE5];&quot;ggg&quot;);1)" office:value-type="string" office:string-value="m" calcext:value-type="string">
              <text:p>m</text:p>
            </table:table-cell>
            <table:table-cell table:style-name="ce111" table:formula="of:=LEFT(TEXT([.AF5];&quot;ggg&quot;);1)" office:value-type="string" office:string-value="g" calcext:value-type="string">
              <text:p>g</text:p>
            </table:table-cell>
            <table:table-cell table:style-name="ce111" table:formula="of:=LEFT(TEXT([.AG5];&quot;ggg&quot;);1)" office:value-type="string" office:string-value="v" calcext:value-type="string">
              <text:p>v</text:p>
            </table:table-cell>
            <table:table-cell table:style-name="ce111" table:formula="of:=LEFT(TEXT([.AH5];&quot;ggg&quot;);1)" office:value-type="string" office:string-value="s" calcext:value-type="string">
              <text:p>s</text:p>
            </table:table-cell>
            <table:table-cell table:style-name="ce111" table:formula="of:=LEFT(TEXT([.AI5];&quot;ggg&quot;);1)" office:value-type="string" office:string-value="d" calcext:value-type="string">
              <text:p>d</text:p>
            </table:table-cell>
            <table:table-cell table:style-name="ce111" table:formula="of:=LEFT(TEXT([.AJ5];&quot;ggg&quot;);1)" office:value-type="string" office:string-value="l" calcext:value-type="string">
              <text:p>l</text:p>
            </table:table-cell>
            <table:table-cell table:style-name="ce111" table:formula="of:=LEFT(TEXT([.AK5];&quot;ggg&quot;);1)" office:value-type="string" office:string-value="m" calcext:value-type="string">
              <text:p>m</text:p>
            </table:table-cell>
            <table:table-cell table:style-name="ce111" table:formula="of:=LEFT(TEXT([.AL5];&quot;ggg&quot;);1)" office:value-type="string" office:string-value="m" calcext:value-type="string">
              <text:p>m</text:p>
            </table:table-cell>
            <table:table-cell table:style-name="ce111" table:formula="of:=LEFT(TEXT([.AM5];&quot;ggg&quot;);1)" office:value-type="string" office:string-value="g" calcext:value-type="string">
              <text:p>g</text:p>
            </table:table-cell>
            <table:table-cell table:style-name="ce111" table:formula="of:=LEFT(TEXT([.AN5];&quot;ggg&quot;);1)" office:value-type="string" office:string-value="v" calcext:value-type="string">
              <text:p>v</text:p>
            </table:table-cell>
            <table:table-cell table:style-name="ce111" table:formula="of:=LEFT(TEXT([.AO5];&quot;ggg&quot;);1)" office:value-type="string" office:string-value="s" calcext:value-type="string">
              <text:p>s</text:p>
            </table:table-cell>
            <table:table-cell table:style-name="ce111" table:formula="of:=LEFT(TEXT([.AP5];&quot;ggg&quot;);1)" office:value-type="string" office:string-value="d" calcext:value-type="string">
              <text:p>d</text:p>
            </table:table-cell>
            <table:table-cell table:style-name="ce111" table:formula="of:=LEFT(TEXT([.AQ5];&quot;ggg&quot;);1)" office:value-type="string" office:string-value="l" calcext:value-type="string">
              <text:p>l</text:p>
            </table:table-cell>
            <table:table-cell table:style-name="ce111" table:formula="of:=LEFT(TEXT([.AR5];&quot;ggg&quot;);1)" office:value-type="string" office:string-value="m" calcext:value-type="string">
              <text:p>m</text:p>
            </table:table-cell>
            <table:table-cell table:style-name="ce111" table:formula="of:=LEFT(TEXT([.AS5];&quot;ggg&quot;);1)" office:value-type="string" office:string-value="m" calcext:value-type="string">
              <text:p>m</text:p>
            </table:table-cell>
            <table:table-cell table:style-name="ce111" table:formula="of:=LEFT(TEXT([.AT5];&quot;ggg&quot;);1)" office:value-type="string" office:string-value="g" calcext:value-type="string">
              <text:p>g</text:p>
            </table:table-cell>
            <table:table-cell table:style-name="ce111" table:formula="of:=LEFT(TEXT([.AU5];&quot;ggg&quot;);1)" office:value-type="string" office:string-value="v" calcext:value-type="string">
              <text:p>v</text:p>
            </table:table-cell>
            <table:table-cell table:style-name="ce111" table:formula="of:=LEFT(TEXT([.AV5];&quot;ggg&quot;);1)" office:value-type="string" office:string-value="s" calcext:value-type="string">
              <text:p>s</text:p>
            </table:table-cell>
            <table:table-cell table:style-name="ce111" table:formula="of:=LEFT(TEXT([.AW5];&quot;ggg&quot;);1)" office:value-type="string" office:string-value="d" calcext:value-type="string">
              <text:p>d</text:p>
            </table:table-cell>
            <table:table-cell table:style-name="ce111" table:formula="of:=LEFT(TEXT([.AX5];&quot;ggg&quot;);1)" office:value-type="string" office:string-value="l" calcext:value-type="string">
              <text:p>l</text:p>
            </table:table-cell>
            <table:table-cell table:style-name="ce111" table:formula="of:=LEFT(TEXT([.AY5];&quot;ggg&quot;);1)" office:value-type="string" office:string-value="m" calcext:value-type="string">
              <text:p>m</text:p>
            </table:table-cell>
            <table:table-cell table:style-name="ce111" table:formula="of:=LEFT(TEXT([.AZ5];&quot;ggg&quot;);1)" office:value-type="string" office:string-value="m" calcext:value-type="string">
              <text:p>m</text:p>
            </table:table-cell>
            <table:table-cell table:style-name="ce111" table:formula="of:=LEFT(TEXT([.BA5];&quot;ggg&quot;);1)" office:value-type="string" office:string-value="g" calcext:value-type="string">
              <text:p>g</text:p>
            </table:table-cell>
            <table:table-cell table:style-name="ce111" table:formula="of:=LEFT(TEXT([.BB5];&quot;ggg&quot;);1)" office:value-type="string" office:string-value="v" calcext:value-type="string">
              <text:p>v</text:p>
            </table:table-cell>
            <table:table-cell table:style-name="ce111" table:formula="of:=LEFT(TEXT([.BC5];&quot;ggg&quot;);1)" office:value-type="string" office:string-value="s" calcext:value-type="string">
              <text:p>s</text:p>
            </table:table-cell>
            <table:table-cell table:style-name="ce111" table:formula="of:=LEFT(TEXT([.BD5];&quot;ggg&quot;);1)" office:value-type="string" office:string-value="d" calcext:value-type="string">
              <text:p>d</text:p>
            </table:table-cell>
            <table:table-cell table:style-name="ce111" table:formula="of:=LEFT(TEXT([.BE5];&quot;ggg&quot;);1)" office:value-type="string" office:string-value="l" calcext:value-type="string">
              <text:p>l</text:p>
            </table:table-cell>
            <table:table-cell table:style-name="ce111" table:formula="of:=LEFT(TEXT([.BF5];&quot;ggg&quot;);1)" office:value-type="string" office:string-value="m" calcext:value-type="string">
              <text:p>m</text:p>
            </table:table-cell>
            <table:table-cell table:style-name="ce111" table:formula="of:=LEFT(TEXT([.BG5];&quot;ggg&quot;);1)" office:value-type="string" office:string-value="m" calcext:value-type="string">
              <text:p>m</text:p>
            </table:table-cell>
            <table:table-cell table:style-name="ce111" table:formula="of:=LEFT(TEXT([.BH5];&quot;ggg&quot;);1)" office:value-type="string" office:string-value="g" calcext:value-type="string">
              <text:p>g</text:p>
            </table:table-cell>
            <table:table-cell table:style-name="ce111" table:formula="of:=LEFT(TEXT([.BI5];&quot;ggg&quot;);1)" office:value-type="string" office:string-value="v" calcext:value-type="string">
              <text:p>v</text:p>
            </table:table-cell>
            <table:table-cell table:style-name="ce111" table:formula="of:=LEFT(TEXT([.BJ5];&quot;ggg&quot;);1)" office:value-type="string" office:string-value="s" calcext:value-type="string">
              <text:p>s</text:p>
            </table:table-cell>
            <table:table-cell table:style-name="ce111" table:formula="of:=LEFT(TEXT([.BK5];&quot;ggg&quot;);1)" office:value-type="string" office:string-value="d" calcext:value-type="string">
              <text:p>d</text:p>
            </table:table-cell>
            <table:table-cell table:number-columns-repeated="961"/>
          </table:table-row>
        </table:table-header-rows>
        <table:table-row table:style-name="ro27">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5"/>
          <table:table-cell table:style-name="ce87"/>
          <table:table-cell table:style-name="ce103"/>
          <table:table-cell table:style-name="ce108"/>
          <table:table-cell table:style-name="ce112" table:number-columns-repeated="56"/>
          <table:table-cell table:number-columns-repeated="961"/>
        </table:table-row>
        <table:table-row table:style-name="ro27">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Accettazione proposta di progetto</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E3]" office:value-type="date" office:date-value="2021-09-23" calcext:value-type="date">
            <text:p>23/09/21</text:p>
          </table:table-cell>
          <table:table-cell table:style-name="ce88" table:formula="of:=[.E8]" office:value-type="date" office:date-value="2021-09-23" calcext:value-type="date">
            <text:p>23/09/21</text:p>
          </table:table-cell>
          <table:table-cell table:style-name="ce108"/>
          <table:table-cell table:style-name="ce112" table:number-columns-repeated="56"/>
          <table:table-cell table:style-name="ce37" table:number-columns-repeated="961"/>
        </table:table-row>
        <table:table-row table:style-name="ro27">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Adesione volontari al progetto</text:p>
          </table:table-cell>
          <table:table-cell table:style-name="ce44" office:value-type="string" calcext:value-type="string">
            <text:p>Team members</text:p>
          </table:table-cell>
          <table:table-cell table:style-name="ce66" office:value-type="percentage" office:value="1" calcext:value-type="percentage">
            <text:p>100%</text:p>
          </table:table-cell>
          <table:table-cell table:style-name="ce88" table:formula="of:=[.F8]" office:value-type="date" office:date-value="2021-09-23" calcext:value-type="date">
            <text:p>23/09/21</text:p>
          </table:table-cell>
          <table:table-cell table:style-name="ce88" table:formula="of:=[.E9]+3" office:value-type="date" office:date-value="2021-09-26" calcext:value-type="date">
            <text:p>26/09/21</text:p>
          </table:table-cell>
          <table:table-cell table:style-name="ce108"/>
          <table:table-cell table:style-name="ce112" table:number-columns-repeated="12"/>
          <table:table-cell table:style-name="ce117" table:number-columns-repeated="2"/>
          <table:table-cell table:style-name="ce112" table:number-columns-repeated="42"/>
          <table:table-cell table:style-name="ce37" table:number-columns-repeated="961"/>
        </table:table-row>
        <table:table-row table:style-name="ro27">
          <table:table-cell table:style-name="ce37"/>
          <table:table-cell table:style-name="ce44" office:value-type="string" calcext:value-type="string">
            <text:p>Creazione gruppo Telegram “Progetto Shackleton”</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F9]" office:value-type="date" office:date-value="2021-09-26" calcext:value-type="date">
            <text:p>26/09/21</text:p>
          </table:table-cell>
          <table:table-cell table:style-name="ce88" table:formula="of:=[.E10]" office:value-type="date" office:date-value="2021-09-26" calcext:value-type="date">
            <text:p>26/09/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4" office:value-type="string" calcext:value-type="string">
            <text:p>Brainstorming</text:p>
          </table:table-cell>
          <table:table-cell table:style-name="ce44" office:value-type="string" calcext:value-type="string">
            <text:p>All</text:p>
          </table:table-cell>
          <table:table-cell table:style-name="ce66" office:value-type="percentage" office:value="1" calcext:value-type="percentage">
            <text:p>100%</text:p>
          </table:table-cell>
          <table:table-cell table:style-name="ce88" table:formula="of:=[.F10]" office:value-type="date" office:date-value="2021-09-26" calcext:value-type="date">
            <text:p>26/09/21</text:p>
          </table:table-cell>
          <table:table-cell table:style-name="ce88" office:value-type="date" office:date-value="2021-10-04" calcext:value-type="date">
            <text:p>04/10/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4" office:value-type="string" calcext:value-type="string">
            <text:p>Kick off meeting</text:p>
          </table:table-cell>
          <table:table-cell table:style-name="ce44" office:value-type="string" calcext:value-type="string">
            <text:p>All</text:p>
          </table:table-cell>
          <table:table-cell table:style-name="ce67" office:value-type="percentage" office:value="1" calcext:value-type="percentage">
            <text:p>100%</text:p>
          </table:table-cell>
          <table:table-cell table:style-name="ce88" table:formula="of:=[.F11]" office:value-type="date" office:date-value="2021-10-04" calcext:value-type="date">
            <text:p>04/10/21</text:p>
          </table:table-cell>
          <table:table-cell table:style-name="ce88" table:formula="of:=[.E12]+1" office:value-type="date" office:date-value="2021-10-05" calcext:value-type="date">
            <text:p>05/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7">
          <table:table-cell table:style-name="ce37"/>
          <table:table-cell table:style-name="ce44" office:value-type="string" calcext:value-type="string">
            <text:p>Creazione repository in GitHub</text:p>
          </table:table-cell>
          <table:table-cell table:style-name="ce44" office:value-type="string" calcext:value-type="string">
            <text:p>PoliNetwork</text:p>
          </table:table-cell>
          <table:table-cell table:style-name="ce68" office:value-type="percentage" office:value="1" calcext:value-type="percentage">
            <text:p>100%</text:p>
          </table:table-cell>
          <table:table-cell table:style-name="ce88" table:formula="of:=[.F12]+1" office:value-type="date" office:date-value="2021-10-06" calcext:value-type="date">
            <text:p>06/10/21</text:p>
          </table:table-cell>
          <table:table-cell table:style-name="ce88" table:formula="of:=[.E13]+1" office:value-type="date" office:date-value="2021-10-07" calcext:value-type="date">
            <text:p>07/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7">
          <table:table-cell table:style-name="ce37"/>
          <table:table-cell table:style-name="ce44" table:number-columns-repeated="2"/>
          <table:table-cell table:style-name="ce66"/>
          <table:table-cell table:style-name="ce89" table:number-columns-repeated="2"/>
          <table:table-cell table:style-name="ce108"/>
          <table:table-cell table:style-name="ce112" table:number-columns-repeated="56"/>
          <table:table-cell table:style-name="ce37" table:number-columns-repeated="961"/>
        </table:table-row>
        <table:table-row table:style-name="ro27">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5" office:value-type="string" calcext:value-type="string">
            <text:p>Progettazione</text:p>
          </table:table-cell>
          <table:table-cell table:style-name="ce58"/>
          <table:table-cell table:style-name="ce69"/>
          <table:table-cell table:style-name="ce90"/>
          <table:table-cell table:style-name="ce104"/>
          <table:table-cell table:style-name="ce108"/>
          <table:table-cell table:style-name="ce112" table:number-columns-repeated="56"/>
          <table:table-cell table:style-name="ce37" table:number-columns-repeated="961"/>
        </table:table-row>
        <table:table-row table:style-name="ro27">
          <table:table-cell table:style-name="ce36"/>
          <table:table-cell table:style-name="ce46" office:value-type="string" calcext:value-type="string">
            <text:p>Definizione specifiche funzionali simulazione TOL web</text:p>
          </table:table-cell>
          <table:table-cell table:style-name="ce47" office:value-type="string" calcext:value-type="string">
            <text:p>Project leader</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6]+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7">
          <table:table-cell table:style-name="ce36"/>
          <table:table-cell table:style-name="ce47" office:value-type="string" calcext:value-type="string">
            <text:p>Definizione specifiche tecniche simulazione TOL web </text:p>
          </table:table-cell>
          <table:table-cell table:style-name="ce47" office:value-type="string" calcext:value-type="string">
            <text:p>Team WEB</text:p>
          </table:table-cell>
          <table:table-cell table:style-name="ce70" office:value-type="percentage" office:value="1" calcext:value-type="percentage">
            <text:p>100%</text:p>
          </table:table-cell>
          <table:table-cell table:style-name="ce91" table:formula="of:=[.F16]" office:value-type="date" office:date-value="2021-10-07" calcext:value-type="date">
            <text:p>07/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7">
          <table:table-cell table:style-name="ce36"/>
          <table:table-cell table:style-name="ce47" office:value-type="string" calcext:value-type="string">
            <text:p>Definizione database quesiti TOL</text:p>
          </table:table-cell>
          <table:table-cell table:style-name="ce47" office:value-type="string" calcext:value-type="string">
            <text:p>Team <text:s/>WEB</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8]+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7">
          <table:table-cell table:style-name="ce36"/>
          <table:table-cell table:style-name="ce47" office:value-type="string" calcext:value-type="string">
            <text:p>Definizioni criteri di validazione quesiti TOL</text:p>
          </table:table-cell>
          <table:table-cell table:style-name="ce47" office:value-type="string" calcext:value-type="string">
            <text:p>Team <text:s/>TOL</text:p>
          </table:table-cell>
          <table:table-cell table:style-name="ce70" office:value-type="percentage" office:value="1" calcext:value-type="percentage">
            <text:p>100%</text:p>
          </table:table-cell>
          <table:table-cell table:style-name="ce91" office:value-type="date" office:date-value="2021-10-14" calcext:value-type="date">
            <text:p>14/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7" table:number-columns-repeated="2"/>
          <table:table-cell table:style-name="ce70"/>
          <table:table-cell table:style-name="ce92" table:number-columns-repeated="2"/>
          <table:table-cell table:style-name="ce108"/>
          <table:table-cell table:style-name="ce112" table:number-columns-repeated="56"/>
          <table:table-cell table:style-name="ce37" table:number-columns-repeated="961"/>
        </table:table-row>
        <table:table-row table:style-name="ro27">
          <table:table-cell table:style-name="ce37"/>
          <table:table-cell table:style-name="ce48" office:value-type="string" calcext:value-type="string">
            <text:p>Sviluppo</text:p>
          </table:table-cell>
          <table:table-cell table:style-name="ce59"/>
          <table:table-cell table:style-name="ce71"/>
          <table:table-cell table:style-name="ce93"/>
          <table:table-cell table:style-name="ce105"/>
          <table:table-cell table:style-name="ce108"/>
          <table:table-cell table:style-name="ce112" table:number-columns-repeated="56"/>
          <table:table-cell table:style-name="ce37" table:number-columns-repeated="961"/>
        </table:table-row>
        <table:table-row table:style-name="ro27">
          <table:table-cell table:style-name="ce37"/>
          <table:table-cell table:style-name="ce49" office:value-type="string" calcext:value-type="string">
            <text:p>Creazione quesiti <text:s/>di Inglese (60)</text:p>
          </table:table-cell>
          <table:table-cell table:style-name="ce60" office:value-type="string" calcext:value-type="string">
            <text:p>Team <text:s/>TOL</text:p>
          </table:table-cell>
          <table:table-cell table:style-name="ce72"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15" calcext:value-type="date">
            <text:p>15/11/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9" office:value-type="string" calcext:value-type="string">
            <text:p>Creazione quesiti <text:s/>di Matematica, Logica e Statistica (50)</text:p>
          </table:table-cell>
          <table:table-cell table:style-name="ce60" office:value-type="string" calcext:value-type="string">
            <text:p>Team <text:s/>TOL</text:p>
          </table:table-cell>
          <table:table-cell table:style-name="ce73"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9" office:value-type="string" calcext:value-type="string">
            <text:p>Creazione quesiti di Comprensione verbale (10)</text:p>
          </table:table-cell>
          <table:table-cell table:style-name="ce60" office:value-type="string" calcext:value-type="string">
            <text:p>Team <text:s/>TOL</text:p>
          </table:table-cell>
          <table:table-cell table:style-name="ce74" office:value-type="percentage" office:value="0.8" calcext:value-type="percentage">
            <text:p>8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9" office:value-type="string" calcext:value-type="string">
            <text:p>Creazione quesiti di Fisica TOL (10)</text:p>
          </table:table-cell>
          <table:table-cell table:style-name="ce60" office:value-type="string" calcext:value-type="string">
            <text:p>Team <text:s/>TOL</text:p>
          </table:table-cell>
          <table:table-cell table:style-name="ce75"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9" office:value-type="string" calcext:value-type="string">
            <text:p>Creazione simulazione TOL web</text:p>
          </table:table-cell>
          <table:table-cell table:style-name="ce60" office:value-type="string" calcext:value-type="string">
            <text:p>Team WEB</text:p>
          </table:table-cell>
          <table:table-cell table:style-name="ce76" office:value-type="percentage" office:value="1" calcext:value-type="percentage">
            <text:p>100%</text:p>
          </table:table-cell>
          <table:table-cell table:style-name="ce94" office:value-type="date" office:date-value="2021-10-18" calcext:value-type="date">
            <text:p>18/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49"/>
          <table:table-cell table:style-name="ce60"/>
          <table:table-cell table:style-name="ce76"/>
          <table:table-cell table:style-name="ce95" table:number-columns-repeated="2"/>
          <table:table-cell table:style-name="ce108"/>
          <table:table-cell table:style-name="ce112" table:number-columns-repeated="56"/>
          <table:table-cell table:style-name="ce37" table:number-columns-repeated="961"/>
        </table:table-row>
        <table:table-row table:style-name="ro27">
          <table:table-cell table:style-name="ce37" office:value-type="string" calcext:value-type="string">
            <text:p>Esempio di blocco con titolo di fase</text:p>
          </table:table-cell>
          <table:table-cell table:style-name="ce50" office:value-type="string" calcext:value-type="string">
            <text:p>Validazione</text:p>
          </table:table-cell>
          <table:table-cell table:style-name="ce61"/>
          <table:table-cell table:style-name="ce77"/>
          <table:table-cell table:style-name="ce96"/>
          <table:table-cell table:style-name="ce106"/>
          <table:table-cell table:style-name="ce108"/>
          <table:table-cell table:style-name="ce114" table:number-columns-repeated="56"/>
          <table:table-cell table:style-name="ce37" table:number-columns-repeated="961"/>
        </table:table-row>
        <table:table-row table:style-name="ro27">
          <table:table-cell table:style-name="ce37"/>
          <table:table-cell table:style-name="ce51" office:value-type="string" calcext:value-type="string">
            <office:annotation draw:style-name="gr1" draw:text-style-name="P2" svg:width="28.99mm" svg:height="16.23mm" svg:x="120.79mm" svg:y="281.66mm" draw:caption-point-x="-6.1mm" draw:caption-point-y="15.1mm">
              <dc:date>2021-11-28T00:00:00</dc:date>
              <text:p text:style-name="P1"><text:span text:style-name="T3">Include il Riesame generale</text:span></text:p>
            </office:annotation>
            <text:p>Validazione quesiti TOL</text:p>
          </table:table-cell>
          <table:table-cell table:style-name="ce62" office:value-type="string" calcext:value-type="string">
            <text:p>Team TOL</text:p>
          </table:table-cell>
          <table:table-cell table:style-name="ce78" office:value-type="percentage" office:value="0.5" calcext:value-type="percentage">
            <text:p>50%</text:p>
          </table:table-cell>
          <table:table-cell table:style-name="ce97" office:value-type="date" office:date-value="2021-11-08" calcext:value-type="date">
            <text:p>08/11/21</text:p>
          </table:table-cell>
          <table:table-cell table:style-name="ce97"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51" office:value-type="string" calcext:value-type="string">
            <text:p>Validazione Simulazione TOL web <text:s/>(test e risoluzione bugs)</text:p>
          </table:table-cell>
          <table:table-cell table:style-name="ce62" office:value-type="string" calcext:value-type="string">
            <text:p>Team WEB</text:p>
          </table:table-cell>
          <table:table-cell table:style-name="ce79" office:value-type="percentage" office:value="0.75" calcext:value-type="percentage">
            <text:p>75%</text:p>
          </table:table-cell>
          <table:table-cell table:style-name="ce97" office:value-type="date" office:date-value="2021-11-23" calcext:value-type="date">
            <text:p>23/11/21</text:p>
          </table:table-cell>
          <table:table-cell table:style-name="ce97" office:value-type="date" office:date-value="2021-12-07" calcext:value-type="date">
            <text:p>07/12/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51" office:value-type="string" calcext:value-type="string">
            <text:p>Validazione Simulazione TOL web (versione finale web app)</text:p>
          </table:table-cell>
          <table:table-cell table:style-name="ce62" office:value-type="string" calcext:value-type="string">
            <text:p>PoliNetwork</text:p>
          </table:table-cell>
          <table:table-cell table:style-name="ce80" office:value-type="percentage" office:value="0" calcext:value-type="percentage">
            <text:p>0%</text:p>
          </table:table-cell>
          <table:table-cell table:style-name="ce97" table:formula="of:=[.F30]+1" office:value-type="date" office:date-value="2021-12-08" calcext:value-type="date">
            <text:p>08/12/21</text:p>
          </table:table-cell>
          <table:table-cell table:style-name="ce97" table:formula="of:=[.E31]+2" office:value-type="date" office:date-value="2021-12-10" calcext:value-type="date">
            <text:p>10/12/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51"/>
          <table:table-cell table:style-name="ce62"/>
          <table:table-cell table:style-name="ce79"/>
          <table:table-cell table:style-name="ce98" table:number-columns-repeated="2"/>
          <table:table-cell table:style-name="ce108"/>
          <table:table-cell table:style-name="ce112" table:number-columns-repeated="56"/>
          <table:table-cell table:style-name="ce37" table:number-columns-repeated="961"/>
        </table:table-row>
        <table:table-row table:style-name="ro27">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3"/>
          <table:table-cell table:style-name="ce81"/>
          <table:table-cell table:style-name="ce99"/>
          <table:table-cell table:style-name="ce107"/>
          <table:table-cell table:style-name="ce108"/>
          <table:table-cell table:style-name="ce112" table:number-columns-repeated="56"/>
          <table:table-cell table:style-name="ce37" table:number-columns-repeated="961"/>
        </table:table-row>
        <table:table-row table:style-name="ro27">
          <table:table-cell table:style-name="ce37"/>
          <table:table-cell table:style-name="ce53" office:value-type="string" calcext:value-type="string">
            <text:p>Pubblicazione simulazione TOL web</text:p>
          </table:table-cell>
          <table:table-cell table:style-name="ce64" office:value-type="string" calcext:value-type="string">
            <text:p>PoliNetwork</text:p>
          </table:table-cell>
          <table:table-cell table:style-name="ce82" office:value-type="percentage" office:value="0" calcext:value-type="percentage">
            <text:p>0%</text:p>
          </table:table-cell>
          <table:table-cell table:style-name="ce100" office:value-type="date" office:date-value="2021-12-13" calcext:value-type="date">
            <text:p>13/12/21</text:p>
          </table:table-cell>
          <table:table-cell table:style-name="ce100" table:formula="of:=[.E34]+1" office:value-type="date" office:date-value="2021-12-14" calcext:value-type="date">
            <text:p>14/12/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53" office:value-type="string" calcext:value-type="string">
            <text:p>Comunicazione al "Gruppo preparazione TOL"</text:p>
          </table:table-cell>
          <table:table-cell table:style-name="ce64" office:value-type="string" calcext:value-type="string">
            <text:p>Project leader</text:p>
          </table:table-cell>
          <table:table-cell table:style-name="ce82" office:value-type="percentage" office:value="0" calcext:value-type="percentage">
            <text:p>0%</text:p>
          </table:table-cell>
          <table:table-cell table:style-name="ce100" office:value-type="date" office:date-value="2021-12-14" calcext:value-type="date">
            <text:p>14/12/21</text:p>
          </table:table-cell>
          <table:table-cell table:style-name="ce100" table:formula="of:=[.E35]+1" office:value-type="date" office:date-value="2021-12-15" calcext:value-type="date">
            <text:p>15/12/21</text:p>
          </table:table-cell>
          <table:table-cell table:style-name="ce108"/>
          <table:table-cell table:style-name="ce112" table:number-columns-repeated="56"/>
          <table:table-cell table:style-name="ce37" table:number-columns-repeated="961"/>
        </table:table-row>
        <table:table-row table:style-name="ro27">
          <table:table-cell table:style-name="ce37"/>
          <table:table-cell table:style-name="ce53"/>
          <table:table-cell table:style-name="ce64"/>
          <table:table-cell table:style-name="ce82"/>
          <table:table-cell table:style-name="ce101" table:number-columns-repeated="2"/>
          <table:table-cell table:style-name="ce108"/>
          <table:table-cell table:style-name="ce112" table:number-columns-repeated="56"/>
          <table:table-cell table:style-name="ce37" table:number-columns-repeated="961"/>
        </table:table-row>
        <table:table-row table:style-name="ro27">
          <table:table-cell table:style-name="ce37" table:number-columns-repeated="4"/>
          <table:table-cell/>
          <table:table-cell table:style-name="ce37" table:number-columns-repeated="1019"/>
        </table:table-row>
        <table:table-row table:style-name="ro12" table:number-rows-repeated="1048538">
          <table:table-cell table:number-columns-repeated="1024"/>
        </table:table-row>
        <table:table-row table:style-name="ro12">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D14:Plan.D23 Plan.D30:Plan.D30 Plan.D32:Plan.D36 Plan.D7:Plan.D1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4:Plan.BK27 Plan.H29:Plan.BK36 Plan.H5:Plan.BK11">
            <calcext:condition calcext:apply-style-name="ConditionalStyle_9" calcext:value="formula-is(AND(TODAY()&gt;=[.H$5];TODAY()&lt;[.I$5]))" calcext:base-cell-address="Plan.H5"/>
          </calcext:conditional-format>
          <calcext:conditional-format calcext:target-range-address="Plan.H14:Plan.BK27 Plan.H29:Plan.BK36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D12:Plan.D1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D28:Plan.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 calcext:target-range-address="Plan.D13:Plan.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3:Plan.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4:Plan.D2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2:Plan.D2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6:Plan.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9:Plan.D2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31:Plan.D3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ollow-up" table:style-name="ta3">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7" table:number-columns-repeated="3" table:default-cell-style-name="Default"/>
        <table:table-column table:style-name="co23" table:number-columns-repeated="1013" table:default-cell-style-name="Default"/>
        <table:table-row table:style-name="ro12">
          <table:table-cell table:number-columns-repeated="7"/>
          <table:table-cell table:style-name="ce262" office:value-type="string" calcext:value-type="string" table:number-columns-spanned="1" table:number-rows-spanned="3">
            <text:p><text:span text:style-name="T6">Priorità</text:span><text:span text:style-name="T7">: prima le azioni urgenti, poi quelle importanti</text:span></text:p>
          </table:table-cell>
          <table:table-cell table:number-columns-repeated="1016"/>
        </table:table-row>
        <table:table-row table:style-name="ro12">
          <table:table-cell table:number-columns-repeated="7"/>
          <table:covered-table-cell table:style-name="ce263"/>
          <table:table-cell table:number-columns-repeated="1016"/>
        </table:table-row>
        <table:table-row table:style-name="ro13">
          <table:table-cell table:number-columns-repeated="7"/>
          <table:covered-table-cell table:style-name="ce263"/>
          <table:table-cell table:number-columns-repeated="1016"/>
        </table:table-row>
        <table:table-row table:style-name="ro12">
          <table:table-cell/>
          <table:table-cell table:style-name="ce244" office:value-type="string" calcext:value-type="string">
            <text:p>ID</text:p>
          </table:table-cell>
          <table:table-cell table:style-name="ce244" office:value-type="string" calcext:value-type="string">
            <text:p>Data apertura</text:p>
          </table:table-cell>
          <table:table-cell table:style-name="ce244" office:value-type="string" calcext:value-type="string">
            <text:p>Origine</text:p>
          </table:table-cell>
          <table:table-cell table:style-name="ce244" office:value-type="string" calcext:value-type="string">
            <text:p>Opportunità di miglioramento</text:p>
          </table:table-cell>
          <table:table-cell table:style-name="ce244" office:value-type="string" calcext:value-type="string">
            <text:p>Risoluzione</text:p>
          </table:table-cell>
          <table:table-cell table:style-name="ce244" office:value-type="string" calcext:value-type="string">
            <text:p>Responsabilità</text:p>
          </table:table-cell>
          <table:table-cell table:style-name="ce244" office:value-type="string" calcext:value-type="string">
            <text:p>Priorità</text:p>
          </table:table-cell>
          <table:table-cell table:style-name="ce244" office:value-type="string" calcext:value-type="string">
            <text:p>Scadenza</text:p>
          </table:table-cell>
          <table:table-cell table:style-name="ce244" office:value-type="string" calcext:value-type="string">
            <text:p>Data chiusura</text:p>
          </table:table-cell>
          <table:table-cell table:style-name="ce244" office:value-type="string" calcext:value-type="string">
            <text:p>Stato</text:p>
          </table:table-cell>
          <table:table-cell table:number-columns-repeated="1013"/>
        </table:table-row>
        <table:table-row table:style-name="ro14">
          <table:table-cell/>
          <table:table-cell table:style-name="ce245" office:value-type="float" office:value="1" calcext:value-type="float">
            <text:p>1</text:p>
          </table:table-cell>
          <table:table-cell table:style-name="ce257" office:value-type="date" office:date-value="2021-09-27" calcext:value-type="date">
            <text:p>27-set</text:p>
          </table:table-cell>
          <table:table-cell table:style-name="ce258" office:value-type="string" calcext:value-type="string">
            <text:p>Brainstorming</text:p>
          </table:table-cell>
          <table:table-cell table:style-name="ce245" office:value-type="string" calcext:value-type="string">
            <text:p>Definizione specifiche tecniche web app, stabilire quale piattaforma tecnologica per web app</text:p>
          </table:table-cell>
          <table:table-cell table:style-name="ce259" office:value-type="string" calcext:value-type="string">
            <text:p>Ecosistema NODE, JSON quale formato per lo scambio di dati e JS come linguaggio. Applicazione tutta lato client, Google Spreadsheets come database</text:p>
          </table:table-cell>
          <table:table-cell table:style-name="ce261" office:value-type="string" calcext:value-type="string">
            <text:p>Team WEB</text:p>
          </table:table-cell>
          <table:table-cell table:style-name="ce264" office:value-type="string" calcext:value-type="string">
            <text:p>Importante</text:p>
          </table:table-cell>
          <table:table-cell table:number-columns-repeated="2" table:style-name="ce257" office:value-type="date" office:date-value="2021-10-18" calcext:value-type="date">
            <text:p>18-ott</text:p>
          </table:table-cell>
          <table:table-cell table:style-name="ce261" office:value-type="string" calcext:value-type="string">
            <text:p>Chiusa</text:p>
          </table:table-cell>
          <table:table-cell table:number-columns-repeated="1013"/>
        </table:table-row>
        <table:table-row table:style-name="ro15">
          <table:table-cell/>
          <table:table-cell table:style-name="ce245" office:value-type="float" office:value="2" calcext:value-type="float">
            <text:p>2</text:p>
          </table:table-cell>
          <table:table-cell table:style-name="ce257" office:value-type="date" office:date-value="2021-09-27" calcext:value-type="date">
            <text:p>27-set</text:p>
          </table:table-cell>
          <table:table-cell table:style-name="ce258" office:value-type="string" calcext:value-type="string">
            <text:p>Brainstorming</text:p>
          </table:table-cell>
          <table:table-cell table:style-name="ce245" office:value-type="string" calcext:value-type="string">
            <text:p>Decidere quale soluzione adottare per scrivere le formule/simboli matematici + immagini nei quesiti TOL (leggibile come record di database)</text:p>
          </table:table-cell>
          <table:table-cell table:style-name="ce245" office:value-type="string" calcext:value-type="string">
            <text:p>Per delimitare un'equazione usiamo il formato "$(latex)", con "$(" e ")" che delimitano l'espressione latex all'interno. Lo stesso formato va utilizzato nel testo dei quesiti. </text:p>
            <text:p>Per ogni immagine si deve inserire una riga con[numero allegato]: [link sharing di Google Drive] nel campo dei quesiti "immaginiQuesito"</text:p>
          </table:table-cell>
          <table:table-cell table:style-name="ce259" office:value-type="string" calcext:value-type="string">
            <text:p>@federico_grandi</text:p>
          </table:table-cell>
          <table:table-cell table:style-name="ce264" office:value-type="string" calcext:value-type="string">
            <text:p>Importante</text:p>
          </table:table-cell>
          <table:table-cell table:number-columns-repeated="2" table:style-name="ce265" office:value-type="date" office:date-value="2021-10-15" calcext:value-type="date">
            <text:p>15-ott</text:p>
          </table:table-cell>
          <table:table-cell table:style-name="ce259" office:value-type="string" calcext:value-type="string">
            <text:p>Chiusa</text:p>
          </table:table-cell>
          <table:table-cell table:number-columns-repeated="1013"/>
        </table:table-row>
        <table:table-row table:style-name="ro16">
          <table:table-cell/>
          <table:table-cell table:style-name="ce245" office:value-type="float" office:value="3" calcext:value-type="float">
            <text:p>3</text:p>
          </table:table-cell>
          <table:table-cell table:style-name="ce257" office:value-type="date" office:date-value="2021-09-04" calcext:value-type="date">
            <text:p>04-set</text:p>
          </table:table-cell>
          <table:table-cell table:style-name="ce258" office:value-type="string" calcext:value-type="string">
            <text:p>Kick off meeting</text:p>
          </table:table-cell>
          <table:table-cell table:style-name="ce259" office:value-type="string" calcext:value-type="string">
            <text:p>Piano di progetto da approvare</text:p>
          </table:table-cell>
          <table:table-cell table:style-name="ce259" office:value-type="string" calcext:value-type="string">
            <text:p>Inviato a gruppo di progetto per presa visione: approvato (silenzio assenso)</text:p>
          </table:table-cell>
          <table:table-cell table:style-name="ce259" office:value-type="string" calcext:value-type="string">
            <text:p>@zagbc</text:p>
          </table:table-cell>
          <table:table-cell table:style-name="ce264" office:value-type="string" calcext:value-type="string">
            <text:p>Urgente</text:p>
          </table:table-cell>
          <table:table-cell table:number-columns-repeated="2" table:style-name="ce265" office:value-type="date" office:date-value="2021-10-05" calcext:value-type="date">
            <text:p>05-ott</text:p>
          </table:table-cell>
          <table:table-cell table:style-name="ce259" office:value-type="string" calcext:value-type="string">
            <text:p>Chiusa</text:p>
          </table:table-cell>
          <table:table-cell table:number-columns-repeated="1013"/>
        </table:table-row>
        <table:table-row table:style-name="ro17">
          <table:table-cell/>
          <table:table-cell table:style-name="ce245" office:value-type="float" office:value="4" calcext:value-type="float">
            <text:p>4</text:p>
          </table:table-cell>
          <table:table-cell table:style-name="ce257" office:value-type="date" office:date-value="2021-09-04" calcext:value-type="date">
            <text:p>04-set</text:p>
          </table:table-cell>
          <table:table-cell table:style-name="ce258" office:value-type="string" calcext:value-type="string">
            <text:p>Kick off meeting</text:p>
          </table:table-cell>
          <table:table-cell table:style-name="ce245" office:value-type="string" calcext:value-type="string">
            <text:p>Specifiche funzionali web. Non è possibile chiudere la sezione corrente e l'utente deve attendere la fine del tempo a disposizione prima di procedere/terminare la simulazione</text:p>
          </table:table-cell>
          <table:table-cell table:style-name="ce259" office:value-type="string" calcext:value-type="string">
            <text:p>Revisonare le specifiche funzionali web, includendo la possibilità di chiudere ogni sezione, <text:s/>passando così a quella successiva/terminare la simulazione e visualizare il punteggio nel caso di fisica (ultima sezione)</text:p>
          </table:table-cell>
          <table:table-cell table:style-name="ce259" office:value-type="string" calcext:value-type="string">
            <text:p>@zagbc</text:p>
          </table:table-cell>
          <table:table-cell table:style-name="ce259" office:value-type="string" calcext:value-type="string">
            <text:p>Urgente</text:p>
          </table:table-cell>
          <table:table-cell table:number-columns-repeated="2" table:style-name="ce265" office:value-type="date" office:date-value="2021-10-07" calcext:value-type="date">
            <text:p>07-ott</text:p>
          </table:table-cell>
          <table:table-cell table:style-name="ce259" office:value-type="string" calcext:value-type="string">
            <text:p>Chiusa</text:p>
          </table:table-cell>
          <table:table-cell table:number-columns-repeated="1013"/>
        </table:table-row>
        <table:table-row table:style-name="ro3">
          <table:table-cell/>
          <table:table-cell table:style-name="ce245" office:value-type="float" office:value="5" calcext:value-type="float">
            <text:p>5</text:p>
          </table:table-cell>
          <table:table-cell table:style-name="ce257" office:value-type="date" office:date-value="2021-09-04" calcext:value-type="date">
            <text:p>04-set</text:p>
          </table:table-cell>
          <table:table-cell table:style-name="ce258" office:value-type="string" calcext:value-type="string">
            <text:p>Kick off meeting</text:p>
          </table:table-cell>
          <table:table-cell table:style-name="ce245" office:value-type="string" calcext:value-type="string">
            <text:p>Specifiche funzionali web. Aggiungere un pulsante "visualizza/nascondi" il brano di comprensione verbale.</text:p>
          </table:table-cell>
          <table:table-cell table:style-name="ce259" office:value-type="string" calcext:value-type="string">
            <text:p>Revisionare le specifiche web, includendo la possibilità di visualizzare/nascondere il brano di comprensione verbale.</text:p>
          </table:table-cell>
          <table:table-cell table:style-name="ce259" office:value-type="string" calcext:value-type="string">
            <text:p>@zagbc</text:p>
          </table:table-cell>
          <table:table-cell table:style-name="ce259" office:value-type="string" calcext:value-type="string">
            <text:p>Urgente</text:p>
          </table:table-cell>
          <table:table-cell table:style-name="ce265" office:value-type="date" office:date-value="1900-01-04" calcext:value-type="date">
            <text:p>04-gen</text:p>
          </table:table-cell>
          <table:table-cell table:style-name="ce265" office:value-type="date" office:date-value="2021-10-07" calcext:value-type="date">
            <text:p>07-ott</text:p>
          </table:table-cell>
          <table:table-cell table:style-name="ce259" office:value-type="string" calcext:value-type="string">
            <text:p>Chiusa</text:p>
          </table:table-cell>
          <table:table-cell table:number-columns-repeated="1013"/>
        </table:table-row>
        <table:table-row table:style-name="ro18">
          <table:table-cell/>
          <table:table-cell table:style-name="ce245" office:value-type="float" office:value="6" calcext:value-type="float">
            <text:p>6</text:p>
          </table:table-cell>
          <table:table-cell table:style-name="ce257" office:value-type="date" office:date-value="2021-09-04" calcext:value-type="date">
            <text:p>04-set</text:p>
          </table:table-cell>
          <table:table-cell table:style-name="ce258" office:value-type="string" calcext:value-type="string">
            <text:p>Kick off meeting</text:p>
          </table:table-cell>
          <table:table-cell table:style-name="ce245" office:value-type="string" calcext:value-type="string">
            <text:p>Definire i criteri di validazione dei quesiti TOL</text:p>
          </table:table-cell>
          <table:table-cell table:style-name="ce245" office:value-type="string" calcext:value-type="string">
            <text:p>Definiti ed aggiornati i criteri di validazione in foglio dedicato in “Quesiti Tol”</text:p>
          </table:table-cell>
          <table:table-cell table:style-name="ce259" office:value-type="string" calcext:value-type="string">
            <text:p>Team TOL</text:p>
          </table:table-cell>
          <table:table-cell table:style-name="ce264" office:value-type="string" calcext:value-type="string">
            <text:p>Importante</text:p>
          </table:table-cell>
          <table:table-cell table:style-name="ce265" office:value-type="date" office:date-value="2021-10-18" calcext:value-type="date">
            <text:p>18-ott</text:p>
          </table:table-cell>
          <table:table-cell table:style-name="ce265" office:value-type="date" office:date-value="2021-10-27" calcext:value-type="date">
            <text:p>27-ott</text:p>
          </table:table-cell>
          <table:table-cell table:style-name="ce259" office:value-type="string" calcext:value-type="string">
            <text:p>Chiusa</text:p>
          </table:table-cell>
          <table:table-cell table:number-columns-repeated="1013"/>
        </table:table-row>
        <table:table-row table:style-name="ro19">
          <table:table-cell table:number-columns-repeated="2"/>
          <table:table-cell table:style-name="ce257" office:value-type="date" office:date-value="2021-10-08" calcext:value-type="date">
            <text:p>08-ott</text:p>
          </table:table-cell>
          <table:table-cell table:style-name="ce259" office:value-type="string" calcext:value-type="string">
            <text:p>@federico_grandi</text:p>
          </table:table-cell>
          <table:table-cell table:style-name="ce245" office:value-type="string" calcext:value-type="string">
            <text:p>DM di Federico, link alla Demo Tol del Polimi (sito Poliorientami). Quando l'aspirante matricola chiude la sezione corrente oppure termina il tempo a disposizione, la risposta da rivedere diventa data ed influisce quindi sul punteggio. Nelle specifiche funzionali viene invece riportato che, nel caso considerato, la risposta da rivedere diventa non data.</text:p>
          </table:table-cell>
          <table:table-cell table:style-name="ce259" office:value-type="string" calcext:value-type="string">
            <text:p>Revisionare le specifiche funzionali web, come da regole della Demo Tol del Polimi. </text:p>
          </table:table-cell>
          <table:table-cell table:style-name="ce259" office:value-type="string" calcext:value-type="string">
            <text:p>@zagbc</text:p>
          </table:table-cell>
          <table:table-cell table:style-name="ce264" office:value-type="string" calcext:value-type="string">
            <text:p>Importante</text:p>
          </table:table-cell>
          <table:table-cell table:style-name="ce265" office:value-type="date" office:date-value="1900-01-17" calcext:value-type="date">
            <text:p>17-gen</text:p>
          </table:table-cell>
          <table:table-cell table:style-name="ce265" office:value-type="date" office:date-value="2021-10-20" calcext:value-type="date">
            <text:p>20-ott</text:p>
          </table:table-cell>
          <table:table-cell table:style-name="ce259" office:value-type="string" calcext:value-type="string">
            <text:p>Chiusa</text:p>
          </table:table-cell>
          <table:table-cell table:number-columns-repeated="1013"/>
        </table:table-row>
        <table:table-row table:style-name="ro20">
          <table:table-cell table:number-columns-repeated="2"/>
          <table:table-cell table:style-name="ce257" office:value-type="date" office:date-value="2021-10-14" calcext:value-type="date">
            <text:p>14-ott</text:p>
          </table:table-cell>
          <table:table-cell table:style-name="ce258" office:value-type="string" calcext:value-type="string">
            <text:p>Follow-up meeting</text:p>
          </table:table-cell>
          <table:table-cell table:style-name="ce245" office:value-type="string" calcext:value-type="string">
            <text:p>Formato delle immagini come parte dei quesiti non definito</text:p>
          </table:table-cell>
          <table:table-cell table:style-name="ce259" office:value-type="string" calcext:value-type="string">
            <text:p>Definire formato, dimensioni max, etc.. delle immagini (descrizione quesiti). Formato: jpeg, png vanno bene. Nessun requisito sulla dimensioni. Usare come modello IMMAGINE_6_MAT.jpg in Drive</text:p>
          </table:table-cell>
          <table:table-cell table:style-name="ce259" office:value-type="string" calcext:value-type="string">
            <text:p>Team web</text:p>
          </table:table-cell>
          <table:table-cell table:style-name="ce264" office:value-type="string" calcext:value-type="string">
            <text:p>Importante</text:p>
          </table:table-cell>
          <table:table-cell table:style-name="ce265" office:value-type="date" office:date-value="2021-10-18" calcext:value-type="date">
            <text:p>18-ott</text:p>
          </table:table-cell>
          <table:table-cell table:style-name="ce265" office:value-type="date" office:date-value="2021-10-27" calcext:value-type="date">
            <text:p>27-ott</text:p>
          </table:table-cell>
          <table:table-cell table:style-name="ce259" office:value-type="string" calcext:value-type="string">
            <text:p>Chiusa</text:p>
          </table:table-cell>
          <table:table-cell table:number-columns-repeated="1013"/>
        </table:table-row>
        <table:table-row table:style-name="ro18">
          <table:table-cell/>
          <table:table-cell table:style-name="ce245"/>
          <table:table-cell table:style-name="ce257" office:value-type="date" office:date-value="2021-10-17" calcext:value-type="date">
            <text:p>17-ott</text:p>
          </table:table-cell>
          <table:table-cell table:style-name="ce258" office:value-type="string" calcext:value-type="string">
            <text:p>@zagbc</text:p>
          </table:table-cell>
          <table:table-cell table:style-name="ce257" office:value-type="string" calcext:value-type="string">
            <text:p>Foglio comprensione verbale</text:p>
          </table:table-cell>
          <table:table-cell table:style-name="ce258" office:value-type="string" calcext:value-type="string">
            <text:p>Serve un campo per ciascun brano, <text:s/>5 quesiti per ogni brano, 5 risposte per ogni quesito.</text:p>
          </table:table-cell>
          <table:table-cell table:style-name="ce259" office:value-type="string" calcext:value-type="string">
            <text:p>@federico_grandi</text:p>
          </table:table-cell>
          <table:table-cell table:style-name="ce258" office:value-type="string" calcext:value-type="string">
            <text:p>Importante</text:p>
          </table:table-cell>
          <table:table-cell table:style-name="ce257" office:value-type="date" office:date-value="2021-10-20" calcext:value-type="date">
            <text:p>20-ott</text:p>
          </table:table-cell>
          <table:table-cell table:style-name="ce257" office:value-type="date" office:date-value="2021-10-22" calcext:value-type="date">
            <text:p>22-ott</text:p>
          </table:table-cell>
          <table:table-cell table:style-name="ce257" office:value-type="string" calcext:value-type="string">
            <text:p>Chiusa</text:p>
          </table:table-cell>
          <table:table-cell table:number-columns-repeated="1013"/>
        </table:table-row>
        <table:table-row table:style-name="ro21">
          <table:table-cell/>
          <table:table-cell table:style-name="ce245"/>
          <table:table-cell table:style-name="ce257" office:value-type="date" office:date-value="2021-11-01" calcext:value-type="date">
            <text:p>01-nov</text:p>
          </table:table-cell>
          <table:table-cell table:style-name="ce258" office:value-type="string" calcext:value-type="string">
            <text:p>@diegoladarese</text:p>
          </table:table-cell>
          <table:table-cell table:style-name="ce258"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58" office:value-type="string" calcext:value-type="string">
            <text:p>Revisionare le specifiche funzionali web/pubblicazione in GitHub</text:p>
          </table:table-cell>
          <table:table-cell table:style-name="ce259" office:value-type="string" calcext:value-type="string">
            <text:p>@zagbc</text:p>
          </table:table-cell>
          <table:table-cell table:style-name="ce258" office:value-type="string" calcext:value-type="string">
            <text:p>Importante</text:p>
          </table:table-cell>
          <table:table-cell table:style-name="ce257" office:value-type="date" office:date-value="2021-11-01" calcext:value-type="date">
            <text:p>01-nov</text:p>
          </table:table-cell>
          <table:table-cell table:style-name="ce257" office:value-type="date" office:date-value="2021-11-11" calcext:value-type="date">
            <text:p>11-nov</text:p>
          </table:table-cell>
          <table:table-cell table:style-name="ce257" office:value-type="string" calcext:value-type="string">
            <text:p>Chiusa</text:p>
          </table:table-cell>
          <table:table-cell table:number-columns-repeated="1013"/>
        </table:table-row>
        <table:table-row table:style-name="ro16">
          <table:table-cell/>
          <table:table-cell table:style-name="ce245"/>
          <table:table-cell table:style-name="ce257" office:value-type="date" office:date-value="2021-11-01" calcext:value-type="date">
            <text:p>01-nov</text:p>
          </table:table-cell>
          <table:table-cell table:style-name="ce258" office:value-type="string" calcext:value-type="string">
            <text:p>@diegoladarese</text:p>
          </table:table-cell>
          <table:table-cell table:style-name="ce258"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57" office:value-type="string" calcext:value-type="string">
            <text:p>Implementazione nuova funzionalità in web app</text:p>
          </table:table-cell>
          <table:table-cell table:style-name="ce259" office:value-type="string" calcext:value-type="string">
            <text:p>@federico_grandi</text:p>
          </table:table-cell>
          <table:table-cell table:style-name="ce258" office:value-type="string" calcext:value-type="string">
            <text:p>Importante</text:p>
          </table:table-cell>
          <table:table-cell table:style-name="ce257" office:value-type="date" office:date-value="2021-11-11" calcext:value-type="date">
            <text:p>11-nov</text:p>
          </table:table-cell>
          <table:table-cell table:style-name="ce257" office:value-type="date" office:date-value="2021-11-22" calcext:value-type="date">
            <text:p>22-nov</text:p>
          </table:table-cell>
          <table:table-cell table:style-name="ce257" office:value-type="string" calcext:value-type="string">
            <text:p>Chiusa</text:p>
          </table:table-cell>
          <table:table-cell table:number-columns-repeated="1013"/>
        </table:table-row>
        <table:table-row table:style-name="ro22">
          <table:table-cell/>
          <table:table-cell table:style-name="ce245"/>
          <table:table-cell table:style-name="ce257" office:value-type="date" office:date-value="2021-11-03" calcext:value-type="date">
            <text:p>03-nov</text:p>
          </table:table-cell>
          <table:table-cell table:style-name="ce258" office:value-type="string" calcext:value-type="string">
            <text:p>@diegoladarese</text:p>
          </table:table-cell>
          <table:table-cell table:style-name="ce257" office:value-type="string" calcext:value-type="string">
            <text:p>Prevedere DISCLAIMER per “The TOL Project”</text:p>
          </table:table-cell>
          <table:table-cell table:style-name="ce258" office:value-type="string" calcext:value-type="string">
            <text:p>Definito ed approvato il seguente DISCLAIMER:</text:p>
            <text:p/>
            <text:p>The TOL Project" (Progetto) non è in alcun modo collegato al Politecnico di Milano ma è gestito gratuitamente da studenti.</text:p>
            <text:p/>
            <text:p>Gli autori del Progetto non si assumono alcuna responsabilità, né garantiscono espressamente o implicitamente l'accuratezza o l'affidabilità dei contenuti di questo sito ai fini del superamento del test di ammissione del Politecnico di Milano.</text:p>
            <text:p/>
            <text:p>---</text:p>
            <text:p/>
            <text:p>"The TOL Project" (Project) is in no way connected to Politecnico di Milano but is managed free of charge by students.</text:p>
            <text:p/>
            <text:p>The authors of the Project do not assume any responsibility, nor do they expressly or implicitly guarantee the accuracy or reliability of the contents of this site for the purpose of passing the admission test at Politecnico di Milano.</text:p>
          </table:table-cell>
          <table:table-cell table:style-name="ce257" office:value-type="string" calcext:value-type="string">
            <text:p>@zagbc</text:p>
          </table:table-cell>
          <table:table-cell table:style-name="ce258" office:value-type="string" calcext:value-type="string">
            <text:p>Importante</text:p>
          </table:table-cell>
          <table:table-cell table:style-name="ce257" office:value-type="date" office:date-value="2021-11-03" calcext:value-type="date">
            <text:p>03-nov</text:p>
          </table:table-cell>
          <table:table-cell table:style-name="ce257" office:value-type="date" office:date-value="2021-11-04" calcext:value-type="date">
            <text:p>04-nov</text:p>
          </table:table-cell>
          <table:table-cell table:style-name="ce257" office:value-type="string" calcext:value-type="string">
            <text:p>Chiusa</text:p>
          </table:table-cell>
          <table:table-cell table:number-columns-repeated="1013"/>
        </table:table-row>
        <table:table-row table:style-name="ro23">
          <table:table-cell/>
          <table:table-cell table:style-name="ce245"/>
          <table:table-cell table:style-name="ce257" office:value-type="date" office:date-value="2021-11-03" calcext:value-type="date">
            <text:p>03-nov</text:p>
          </table:table-cell>
          <table:table-cell table:style-name="ce258" office:value-type="string" calcext:value-type="string">
            <text:p>@diegoladarese</text:p>
          </table:table-cell>
          <table:table-cell table:style-name="ce257" office:value-type="string" calcext:value-type="string">
            <text:p>Prevedere DISCLAIMER per “The TOL Project”</text:p>
          </table:table-cell>
          <table:table-cell table:style-name="ce258" office:value-type="string" calcext:value-type="string">
            <text:p>Includere il DISCLAIMER nella web app prima di iniziare la simulazione TOL</text:p>
          </table:table-cell>
          <table:table-cell table:style-name="ce259" office:value-type="string" calcext:value-type="string">
            <text:p>@federico_grandi</text:p>
          </table:table-cell>
          <table:table-cell table:style-name="ce258" office:value-type="string" calcext:value-type="string">
            <text:p>Importante</text:p>
          </table:table-cell>
          <table:table-cell table:style-name="ce257" office:value-type="date" office:date-value="2021-11-11" calcext:value-type="date">
            <text:p>11-nov</text:p>
          </table:table-cell>
          <table:table-cell table:style-name="ce257" office:value-type="date" office:date-value="2021-11-22" calcext:value-type="date">
            <text:p>22-nov</text:p>
          </table:table-cell>
          <table:table-cell table:style-name="ce257" office:value-type="string" calcext:value-type="string">
            <text:p>Chiusa</text:p>
          </table:table-cell>
          <table:table-cell table:number-columns-repeated="1013"/>
        </table:table-row>
        <table:table-row table:style-name="ro24">
          <table:table-cell/>
          <table:table-cell table:style-name="ce245"/>
          <table:table-cell table:style-name="ce257" office:value-type="date" office:date-value="2021-11-11" calcext:value-type="date">
            <text:p>11-nov</text:p>
          </table:table-cell>
          <table:table-cell table:style-name="ce257" office:value-type="string" calcext:value-type="string">
            <text:p>Follow-up meeting</text:p>
          </table:table-cell>
          <table:table-cell table:style-name="ce258" office:value-type="string" calcext:value-type="string">
            <text:p>Prevedere un contatore di accessi unici come metrics di utilizzo della web app</text:p>
          </table:table-cell>
          <table:table-cell table:style-name="ce257" office:value-type="string" calcext:value-type="string">
            <text:p>Implementare nuova funzionalità in web app</text:p>
          </table:table-cell>
          <table:table-cell table:style-name="ce259" office:value-type="string" calcext:value-type="string">
            <text:p>@federico_grandi</text:p>
          </table:table-cell>
          <table:table-cell table:style-name="ce258" office:value-type="string" calcext:value-type="string">
            <text:p>Importante</text:p>
          </table:table-cell>
          <table:table-cell table:style-name="ce257" office:value-type="date" office:date-value="2021-11-11" calcext:value-type="date">
            <text:p>11-nov</text:p>
          </table:table-cell>
          <table:table-cell table:style-name="ce257" office:value-type="date" office:date-value="2021-11-22" calcext:value-type="date">
            <text:p>22-nov</text:p>
          </table:table-cell>
          <table:table-cell table:style-name="ce257" office:value-type="string" calcext:value-type="string">
            <text:p>Chiusa</text:p>
          </table:table-cell>
          <table:table-cell table:number-columns-repeated="1013"/>
        </table:table-row>
        <table:table-row table:style-name="ro25">
          <table:table-cell/>
          <table:table-cell table:style-name="ce245"/>
          <table:table-cell table:style-name="ce257" office:value-type="date" office:date-value="2021-11-25" calcext:value-type="date">
            <text:p>25-nov</text:p>
          </table:table-cell>
          <table:table-cell table:style-name="ce257" office:value-type="string" calcext:value-type="string">
            <text:p>Follow-up meeting</text:p>
          </table:table-cell>
          <table:table-cell table:style-name="ce260" office:value-type="string" calcext:value-type="string">
            <text:p>Project charter d aggiornare: Nome C. oltre a username telegram. </text:p>
          </table:table-cell>
          <table:table-cell table:style-name="ce260" office:value-type="string" calcext:value-type="string">
            <text:p>Aggiornare il project charter includendo Nome C. oltre a username telegram. Un estratto sarà sempre raggiungibile dalla simulazione alla voce “About”</text:p>
          </table:table-cell>
          <table:table-cell table:style-name="ce257" office:value-type="string" calcext:value-type="string">
            <text:p>@zagbc</text:p>
          </table:table-cell>
          <table:table-cell table:style-name="ce258" office:value-type="string" calcext:value-type="string">
            <text:p>Importante</text:p>
          </table:table-cell>
          <table:table-cell table:style-name="ce257" office:value-type="date" office:date-value="2021-11-25" calcext:value-type="date">
            <text:p>25-nov</text:p>
          </table:table-cell>
          <table:table-cell table:style-name="ce257" office:value-type="date" office:date-value="2021-11-28" calcext:value-type="date">
            <text:p>28-nov</text:p>
          </table:table-cell>
          <table:table-cell table:style-name="ce257" office:value-type="string" calcext:value-type="string">
            <text:p>Chiusa</text:p>
          </table:table-cell>
          <table:table-cell table:number-columns-repeated="1013"/>
        </table:table-row>
        <table:table-row table:style-name="ro1" table:number-rows-repeated="4">
          <table:table-cell/>
          <table:table-cell table:style-name="ce245"/>
          <table:table-cell table:style-name="ce257" table:number-columns-repeated="9"/>
          <table:table-cell table:number-columns-repeated="1013"/>
        </table:table-row>
        <table:table-row table:style-name="ro1" table:number-rows-repeated="10">
          <table:table-cell table:number-columns-repeated="2"/>
          <table:table-cell table:style-name="ce257" table:number-columns-repeated="9"/>
          <table:table-cell table:number-columns-repeated="1013"/>
        </table:table-row>
        <table:table-row table:style-name="ro12" table:number-rows-repeated="1048542">
          <table:table-cell table:number-columns-repeated="1024"/>
        </table:table-row>
        <table:table-row table:style-name="ro12">
          <table:table-cell table:number-columns-repeated="1024"/>
        </table:table-row>
        <table:named-expressions>
          <table:named-range table:name="_xlnm._FilterDatabase" table:base-cell-address="$Charter.$A$1" table:cell-range-address="$'Follow-up'.$B$4:.$K$4"/>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table:database-ranges>
        <table:database-range table:name="__Anonymous_Sheet_DB__2" table:target-range-address="'Follow-up'.B4:'Follow-up'.K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9">00/00/0000</text:date>, <text:time style:data-style-name="N2" text:time-value="23:42:21.203914000">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0</meta:editing-cycles>
    <meta:creation-date>2021-10-20T01:55:41</meta:creation-date>
    <dc:date>2021-11-29T23:44:13.286315000</dc:date>
    <meta:editing-duration>PT7H15M3S</meta:editing-duration>
    <meta:generator>LibreOffice/6.0.6.2$MacOSX_X86_64 LibreOffice_project/0c292870b25a325b5ed35f6b45599d2ea4458e77</meta:generator>
    <meta:document-statistic meta:table-count="3" meta:cell-count="437"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